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61.81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0.02mm"/>
    </style:style>
    <style:style style:name="co7" style:family="table-column">
      <style:table-column-properties fo:break-before="auto" style:column-width="87.68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65.02mm"/>
    </style:style>
    <style:style style:name="co10" style:family="table-column">
      <style:table-column-properties fo:break-before="auto" style:column-width="72.76mm"/>
    </style:style>
    <style:style style:name="co11" style:family="table-column">
      <style:table-column-properties fo:break-before="auto" style:column-width="66.13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22" style:family="table-column">
      <style:table-column-properties fo:break-before="auto" style:column-width="4.99mm"/>
    </style:style>
    <style:style style:name="co23" style:family="table-column">
      <style:table-column-properties fo:break-before="auto" style:column-width="22.6mm"/>
    </style:style>
    <style:style style:name="co24" style:family="table-column">
      <style:table-column-properties fo:break-before="auto" style:column-width="57.54mm"/>
    </style:style>
    <style:style style:name="co25" style:family="table-column">
      <style:table-column-properties fo:break-before="auto" style:column-width="39.95mm"/>
    </style:style>
    <style:style style:name="co26" style:family="table-column">
      <style:table-column-properties fo:break-before="auto" style:column-width="105.53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76.91mm"/>
    </style:style>
    <style:style style:name="co29" style:family="table-column">
      <style:table-column-properties fo:break-before="auto" style:column-width="34.82mm"/>
    </style:style>
    <style:style style:name="co30" style:family="table-column">
      <style:table-column-properties fo:break-before="auto" style:column-width="80.17mm"/>
    </style:style>
    <style:style style:name="co31" style:family="table-column">
      <style:table-column-properties fo:break-before="auto" style:column-width="40.46mm"/>
    </style:style>
    <style:style style:name="co32" style:family="table-column">
      <style:table-column-properties fo:break-before="auto" style:column-width="46.23mm"/>
    </style:style>
    <style:style style:name="co33" style:family="table-column">
      <style:table-column-properties fo:break-before="auto" style:column-width="99.5mm"/>
    </style:style>
    <style:style style:name="co34" style:family="table-column">
      <style:table-column-properties fo:break-before="auto" style:column-width="258.34mm"/>
    </style:style>
    <style:style style:name="co35" style:family="table-column">
      <style:table-column-properties fo:break-before="auto" style:column-width="31.64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5.1mm"/>
    </style:style>
    <style:style style:name="co38" style:family="table-column">
      <style:table-column-properties fo:break-before="auto" style:column-width="48.74mm"/>
    </style:style>
    <style:style style:name="co39" style:family="table-column">
      <style:table-column-properties fo:break-before="auto" style:column-width="26.58mm"/>
    </style:style>
    <style:style style:name="co40" style:family="table-column">
      <style:table-column-properties fo:break-before="auto" style:column-width="30.46mm"/>
    </style:style>
    <style:style style:name="co41" style:family="table-column">
      <style:table-column-properties fo:break-before="auto" style:column-width="51.19mm"/>
    </style:style>
    <style:style style:name="co42" style:family="table-column">
      <style:table-column-properties fo:break-before="auto" style:column-width="41.72mm"/>
    </style:style>
    <style:style style:name="co43" style:family="table-column">
      <style:table-column-properties fo:break-before="auto" style:column-width="20.36mm"/>
    </style:style>
    <style:style style:name="co44" style:family="table-column">
      <style:table-column-properties fo:break-before="auto" style:column-width="28.52mm"/>
    </style:style>
    <style:style style:name="co45" style:family="table-column">
      <style:table-column-properties fo:break-before="auto" style:column-width="36.81mm"/>
    </style:style>
    <style:style style:name="co46" style:family="table-column">
      <style:table-column-properties fo:break-before="auto" style:column-width="59.8mm"/>
    </style:style>
    <style:style style:name="co47" style:family="table-column">
      <style:table-column-properties fo:break-before="auto" style:column-width="132.68mm"/>
    </style:style>
    <style:style style:name="co48" style:family="table-column">
      <style:table-column-properties fo:break-before="auto" style:column-width="71.86mm"/>
    </style:style>
    <style:style style:name="co49" style:family="table-column">
      <style:table-column-properties fo:break-before="auto" style:column-width="10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8.8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5.01mm" fo:break-before="auto" style:use-optimal-row-height="true"/>
    </style:style>
    <style:style style:name="ro11" style:family="table-row">
      <style:table-row-properties style:row-height="4.8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9.37mm" fo:break-before="auto" style:use-optimal-row-height="true"/>
    </style:style>
    <style:style style:name="ro14" style:family="table-row">
      <style:table-row-properties style:row-height="12.51mm" fo:break-before="auto" style:use-optimal-row-height="true"/>
    </style:style>
    <style:style style:name="ro16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13.21mm" fo:break-before="auto" style:use-optimal-row-height="true"/>
    </style:style>
    <style:style style:name="ro17" style:family="table-row">
      <style:table-row-properties style:row-height="20.92mm" fo:break-before="auto" style:use-optimal-row-height="true"/>
    </style:style>
    <style:style style:name="ro18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Liberation Seri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text-position=""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position=""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30" style:family="table-cell" style:parent-style-name="Default"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8" style:family="table-cell" style:parent-style-name="Default"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36"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8" style:family="table-cell" style:parent-style-name="Default" style:data-style-name="N36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Times New Roman" fo:font-weight="normal" style:font-weight-asian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name-complex="Times New Roman" style:font-weight-complex="normal"/>
    </style:style>
    <style:style style:name="ce44" style:family="table-cell" style:parent-style-name="Default">
      <style:text-properties style:text-position="" style:font-name="Times New Roman" fo:font-size="10pt" style:font-size-asian="10pt" style:font-name-complex="Times New Roman" style:font-size-complex="10pt"/>
    </style:style>
    <style:style style:name="ce45" style:family="table-cell" style:parent-style-name="Default" style:data-style-name="N36">
      <style:text-properties style:text-position="" style:font-name="Times New Roman" fo:font-size="10pt" style:font-size-asian="10pt" style:font-name-complex="Times New Roman" style:font-size-complex="10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position="" style:font-name="Arial" fo:font-size="10pt" style:font-size-asian="10pt" style:font-name-complex="Mangal" style:font-size-complex="10pt"/>
    </style:style>
    <style:style style:name="ce48" style:family="table-cell" style:parent-style-name="Default">
      <style:text-properties style:text-position="" style:font-name="Times New Roman" fo:font-size="10pt" style:font-size-asian="10pt" style:font-name-complex="Mangal" style:font-size-complex="10pt"/>
    </style:style>
    <style:style style:name="ce51" style:family="table-cell" style:parent-style-name="Default" style:data-style-name="N36"/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font-name="Liberation Serif"/>
    </style:style>
    <style:style style:name="ce58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9" style:family="table-cell" style:parent-style-name="Default" style:data-style-name="N36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80" style:family="table-cell" style:parent-style-name="Default"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88" style:family="table-cell" style:parent-style-name="Default" style:data-style-name="N36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mes New Roman" fo:font-weight="normal" style:font-weight-asian="normal" style:font-weight-complex="normal"/>
    </style:style>
    <style:style style:name="ce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transparent"/>
      <style:text-properties style:font-name="Times New Roman" fo:font-weight="normal" style:font-weight-asian="normal" style:font-name-complex="Times New Roman" style:font-weight-complex="normal"/>
    </style:style>
    <style:style style:name="ce94" style:family="table-cell" style:parent-style-name="Default">
      <style:text-properties style:font-name="Times New Roman" fo:font-size="10pt" style:font-size-asian="10pt" style:font-name-complex="Times New Roman" style:font-size-complex="10pt"/>
    </style:style>
    <style:style style:name="ce95" style:family="table-cell" style:parent-style-name="Default" style:data-style-name="N36">
      <style:text-properties style:font-name="Times New Roman" fo:font-size="10pt" style:font-size-asian="10pt" style:font-name-complex="Times New Roman" style:font-size-complex="10pt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Arial" fo:font-size="10pt" style:font-size-asian="10pt" style:font-name-complex="Mangal" style:font-size-complex="10pt"/>
    </style:style>
    <style:style style:name="ce98" style:family="table-cell" style:parent-style-name="Default">
      <style:text-properties style:font-name="Times New Roman" fo:font-size="10pt" style:font-size-asian="10pt" style:font-name-complex="Mang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font-name-asian="Mangal" style:font-size-asian="12pt" style:language-asian="none" style:country-asian="none"/>
    </style:style>
    <style:style style:name="T4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Seri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6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s s02e11 Lesbian Wedding</text:p>
          </table:table-cell>
          <table:table-cell table:style-name="ce1" office:value-type="date" office:date-value="2018-01-11" calcext:value-type="date">
            <text:p>11.01.2018</text:p>
          </table:table-cell>
          <table:table-cell office:value-type="string" calcext:value-type="string">
            <text:p>bitterest</text:p>
          </table:table-cell>
          <table:table-cell office:value-type="string" calcext:value-type="string">
            <text:p>najbardziej gorzki</text:p>
          </table:table-cell>
          <table:table-cell/>
          <table:table-cell office:value-type="string" calcext:value-type="string">
            <text:p>who is the bitterest man in the living room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at or be eaten</text:p>
          </table:table-cell>
          <table:table-cell office:value-type="string" calcext:value-type="string">
            <text:p>zjesz albo zostaniesz zje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sider</text:p>
          </table:table-cell>
          <table:table-cell office:value-type="string" calcext:value-type="string">
            <text:p>rozważać</text:p>
          </table:table-cell>
          <table:table-cell/>
          <table:table-cell office:value-type="string" calcext:value-type="string">
            <text:p>I’m <text:s/>considering leaving your fathe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lattering</text:p>
          </table:table-cell>
          <table:table-cell office:value-type="string" calcext:value-type="string">
            <text:p>pochlebiający</text:p>
          </table:table-cell>
          <table:table-cell/>
          <table:table-cell table:style-name="ce3" office:value-type="string" calcext:value-type="string">
            <text:p>Is there any chance that you can look at this as flattering?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shrink </text:p>
          </table:table-cell>
          <table:table-cell office:value-type="string" calcext:value-type="string">
            <text:p>psychiatra</text:p>
          </table:table-cell>
          <table:table-cell/>
          <table:table-cell office:value-type="string" calcext:value-type="string">
            <text:p>when my parents got divorced, they sent me to this shrin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orth a shot, huh?</text:p>
          </table:table-cell>
          <table:table-cell office:value-type="string" calcext:value-type="string">
            <text:p>warto strzelić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I'm dicing</text:p>
          </table:table-cell>
          <table:table-cell office:value-type="string" calcext:value-type="string">
            <text:p>kroję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futile </text:p>
          </table:table-cell>
          <table:table-cell office:value-type="string" calcext:value-type="string">
            <text:p>daremny</text:p>
          </table:table-cell>
          <table:table-cell/>
          <table:table-cell table:style-name="ce3" office:value-type="string" calcext:value-type="string">
            <text:p>It just seems so futile, you know ? All these women, and nothing.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whack job </text:p>
          </table:table-cell>
          <table:table-cell office:value-type="string" calcext:value-type="string">
            <text:p>świr</text:p>
          </table:table-cell>
          <table:table-cell/>
          <table:table-cell office:value-type="string" calcext:value-type="string">
            <text:p>she’s a whack job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ursue</text:p>
          </table:table-cell>
          <table:table-cell office:value-type="string" calcext:value-type="string">
            <text:p>ciągnąć, zajmować się</text:p>
          </table:table-cell>
          <table:table-cell/>
          <table:table-cell table:style-name="ce3" office:value-type="string" calcext:value-type="string">
            <text:p>No, seriously, you should really pursue this.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off</text:p>
          </table:table-cell>
          <table:table-cell office:value-type="string" calcext:value-type="string">
            <text:p>przelecieć kogoś</text:p>
          </table:table-cell>
          <table:table-cell/>
          <table:table-cell office:value-type="string" calcext:value-type="string">
            <text:p>he wants to boff the mania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ribe</text:p>
          </table:table-cell>
          <table:table-cell office:value-type="string" calcext:value-type="string">
            <text:p>przekupić</text:p>
          </table:table-cell>
          <table:table-cell/>
          <table:table-cell office:value-type="string" calcext:value-type="string">
            <text:p>are you trying to bribe me?</text:p>
          </table:table-cell>
          <table:table-cell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tick a fork in me i'm done (to be finished with or tired of, your current activity or situation.) ;</text:p>
            <text:p> Anything else, stick a fork in them. (wszystko inne może ich pogrążyć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you're swell (zboczony?)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lick me</text:p>
          </table:table-cell>
          <table:table-cell office:value-type="string" calcext:value-type="string">
            <text:p>dać pstryczka</text:p>
          </table:table-cell>
          <table:table-cell/>
          <table:table-cell office:value-type="string" calcext:value-type="string">
            <text:p>did you just flick me?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quirmy</text:p>
          </table:table-cell>
          <table:table-cell office:value-type="string" calcext:value-type="string">
            <text:p>wiercący się</text:p>
          </table:table-cell>
          <table:table-cell/>
          <table:table-cell office:value-type="string" calcext:value-type="string">
            <text:p>how you doing there, sqirmy?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irm</text:p>
          </table:table-cell>
          <table:table-cell office:value-type="string" calcext:value-type="string">
            <text:p>twardy </text:p>
          </table:table-cell>
          <table:table-cell/>
          <table:table-cell office:value-type="string" calcext:value-type="string">
            <text:p>o pomidorach i penisie? </text:p>
          </table:table-cell>
          <table:table-cell/>
        </table:table-row>
        <table:table-row table:style-name="ro1">
          <table:table-cell office:value-type="string" calcext:value-type="string">
            <text:p>Friends s02e14</text:p>
          </table:table-cell>
          <table:table-cell/>
          <table:table-cell table:style-name="ce3" office:value-type="string" calcext:value-type="string">
            <text:p><text:a xlink:href="https://www.urbandictionary.com/define.php?term=I%20pity%20the%20fool" xlink:type="simple">I pity the fool</text:a> </text:p>
          </table:table-cell>
          <table:table-cell table:style-name="ce3" office:value-type="string" calcext:value-type="string">
            <text:p>I'd best not find out who it was.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Get clobbered</text:p>
          </table:table-cell>
          <table:table-cell office:value-type="string" calcext:value-type="string">
            <text:p>sparzyć się</text:p>
          </table:table-cell>
          <table:table-cell/>
          <table:table-cell office:value-type="string" calcext:value-type="string">
            <text:p>I fell for you and I get clobbere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iends s02e15</text:p>
          </table:table-cell>
          <table:table-cell/>
          <table:table-cell table:style-name="Default" office:value-type="string" calcext:value-type="string">
            <text:p>peeking</text:p>
          </table:table-cell>
          <table:table-cell office:value-type="string" calcext:value-type="string">
            <text:p>podglądać</text:p>
          </table:table-cell>
          <table:table-cell/>
          <table:table-cell table:style-name="ce3" office:value-type="string" calcext:value-type="string">
            <text:p>No peeking, we're almost there. 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o we dare</text:p>
          </table:table-cell>
          <table:table-cell office:value-type="string" calcext:value-type="string">
            <text:p>odważymy się…</text:p>
          </table:table-cell>
          <table:table-cell/>
          <table:table-cell office:value-type="string" calcext:value-type="string">
            <text:p>do we dare? Do we dare eat it?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itannia s01e01</text:p>
          </table:table-cell>
          <table:table-cell table:style-name="ce1" office:value-type="date" office:date-value="2018-02-02" calcext:value-type="date">
            <text:p>2.02.2018</text:p>
          </table:table-cell>
          <table:table-cell table:style-name="Default" office:value-type="string" calcext:value-type="string">
            <text:p>fancy it </text:p>
          </table:table-cell>
          <table:table-cell office:value-type="string" calcext:value-type="string">
            <text:p>lubić to </text:p>
          </table:table-cell>
          <table:table-cell/>
          <table:table-cell office:value-type="string" calcext:value-type="string">
            <text:p>because you four didn't fancy it</text:p>
          </table:table-cell>
          <table:table-cell office:value-type="string" calcext:value-type="string">
            <text:p>ponieważ wy czworo nie lubicie tego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ake a run for it</text:p>
          </table:table-cell>
          <table:table-cell table:style-name="ce4" office:value-type="string" calcext:value-type="string">
            <text:p>rzucić się do ucieczki</text:p>
          </table:table-cell>
          <table:table-cell/>
          <table:table-cell office:value-type="string" calcext:value-type="string">
            <text:p>thought you'd desert your posts</text:p>
            <text:p>and make a run for it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rpent</text:p>
          </table:table-cell>
          <table:table-cell office:value-type="string" calcext:value-type="string">
            <text:p>wąż (duży?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squid</text:p>
          </table:table-cell>
          <table:table-cell office:value-type="string" calcext:value-type="string">
            <text:p>kałamarnic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oath </text:p>
          </table:table-cell>
          <table:table-cell office:value-type="string" calcext:value-type="string">
            <text:p>przysięga</text:p>
          </table:table-cell>
          <table:table-cell/>
          <table:table-cell table:style-name="ce5" office:value-type="string" calcext:value-type="string">
            <text:p>you swore an oath.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 mutiny</text:p>
          </table:table-cell>
          <table:table-cell office:value-type="string" calcext:value-type="string">
            <text:p>powstani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to mutiny</text:p>
          </table:table-cell>
          <table:table-cell office:value-type="string" calcext:value-type="string">
            <text:p>buntować się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cowardice</text:p>
          </table:table-cell>
          <table:table-cell office:value-type="string" calcext:value-type="string">
            <text:p>tchórzostwo</text:p>
          </table:table-cell>
          <table:table-cell/>
          <table:table-cell office:value-type="string" calcext:value-type="string">
            <text:p>Legion whose lives have been endangered</text:p>
            <text:p>by fell cowardi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hor</text:p>
          </table:table-cell>
          <table:table-cell office:value-type="string" calcext:value-type="string">
            <text:p>kotwic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jabbering</text:p>
          </table:table-cell>
          <table:table-cell office:value-type="string" calcext:value-type="string">
            <text:p>trajkotanie</text:p>
          </table:table-cell>
          <table:table-cell/>
          <table:table-cell table:style-name="ce5" office:value-type="string" calcext:value-type="string">
            <text:p>What are you jabbering about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dger</text:p>
          </table:table-cell>
          <table:table-cell office:value-type="string" calcext:value-type="string">
            <text:p>borsu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Outcast</text:p>
          </table:table-cell>
          <table:table-cell office:value-type="string" calcext:value-type="string">
            <text:p>wyrzutek, wygannie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Friends s02e16 <text:s/>The One Where Joey Moves Out</text:p>
          </table:table-cell>
          <table:table-cell table:style-name="ce1" office:value-type="date" office:date-value="2018-03-21" calcext:value-type="date">
            <text:p>21.03.2018</text:p>
          </table:table-cell>
          <table:table-cell table:number-columns-repeated="3"/>
          <table:table-cell office:value-type="string" calcext:value-type="string">
            <text:p>man's been captain of a cereal for the last 40 years.</text:p>
            <text:p># I’ve been working here for 4 years and I still want to work here. </text:p>
          </table:table-cell>
          <table:table-cell office:value-type="string" calcext:value-type="string">
            <text:p>Present Perfect – dokonany i nadal trw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ll don't you see how gross that is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unch</text:p>
          </table:table-cell>
          <table:table-cell office:value-type="string" calcext:value-type="string">
            <text:p>brunch, późne śniadanie, przekąsk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plotch </text:p>
          </table:table-cell>
          <table:table-cell office:value-type="string" calcext:value-type="string">
            <text:p>plama</text:p>
          </table:table-cell>
          <table:table-cell table:style-name="ce7" office:value-type="string" calcext:value-type="string">
            <text:p>US /splɑːtʃ/ </text:p>
          </table:table-cell>
          <table:table-cell table:style-name="ce3" office:value-type="string" calcext:value-type="string">
            <text:p>He put his <text:a xlink:href="https://dictionary.cambridge.org/dictionary/english/hand" xlink:type="simple">hand</text:a> on the <text:a xlink:href="https://dictionary.cambridge.org/dictionary/english/bed" xlink:type="simple">bed</text:a>, and <text:a xlink:href="https://dictionary.cambridge.org/dictionary/english/left" xlink:type="simple">left</text:a> a splotch of <text:a xlink:href="https://dictionary.cambridge.org/dictionary/english/blood" xlink:type="simple">blood</text:a> on the <text:a xlink:href="https://dictionary.cambridge.org/dictionary/english/bedspread" xlink:type="simple">bedspread</text:a>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pkin</text:p>
          </table:table-cell>
          <table:table-cell table:style-name="ce3" office:value-type="string" calcext:value-type="string">
            <text:p>serwet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verware</text:p>
          </table:table-cell>
          <table:table-cell office:value-type="string" calcext:value-type="string">
            <text:p>sztućce, srebro stołowe</text:p>
          </table:table-cell>
          <table:table-cell office:value-type="string" calcext:value-type="string">
            <text:p>UK ​ <text:s/>/ˈsɪl.və.weər/ US ​ <text:s/>/-vɚ.wer/</text:p>
          </table:table-cell>
          <table:table-cell office:value-type="string" calcext:value-type="string">
            <text:p>silverware bardziej US, cutlery UK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tlery</text:p>
          </table:table-cell>
          <table:table-cell office:value-type="string" calcext:value-type="string">
            <text:p>sztućce</text:p>
          </table:table-cell>
          <table:table-cell office:value-type="string" calcext:value-type="string">
            <text:p>tylko UK /ˈkʌt.lər.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el up</text:p>
          </table:table-cell>
          <table:table-cell office:value-type="string" calcext:value-type="string">
            <text:p>obłapiać/(obmacywać?) (pot. Kobietę)</text:p>
          </table:table-cell>
          <table:table-cell/>
          <table:table-cell office:value-type="string" calcext:value-type="string">
            <text:p>(when?) Upstairs in the bathroom right before you felt up mom.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(do u know they use needles?) Really? You don't say, because mine was licked on by kitten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gh and dry </text:p>
          </table:table-cell>
          <table:table-cell office:value-type="string" calcext:value-type="string">
            <text:p>zostawiony bez pomocy</text:p>
          </table:table-cell>
          <table:table-cell/>
          <table:table-cell office:value-type="string" calcext:value-type="string">
            <text:p><text:s/>I don't want to leave you high and dry.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to leave sb high and dry </text:p>
          </table:table-cell>
          <table:table-cell office:value-type="string" calcext:value-type="string">
            <text:p>wystawić kogoś do wiatru:zostawić kogoś na lodzi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ore  </text:p>
          </table:table-cell>
          <table:table-cell office:value-type="string" calcext:value-type="string">
            <text:p>ból</text:p>
          </table:table-cell>
          <table:table-cell/>
          <table:table-cell table:style-name="ce3" office:value-type="string" calcext:value-type="string">
            <text:p>is it sore or can you do stuff?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iends s02e16 <text:s/>The One Where Eddie Moves In</text:p>
          </table:table-cell>
          <table:table-cell table:number-columns-repeated="4"/>
          <table:table-cell office:value-type="string" calcext:value-type="string">
            <text:p>I've never wanted you more.</text:p>
          </table:table-cell>
          <table:table-cell office:value-type="string" calcext:value-type="string">
            <text:p>Bardzo cię pragnę/ Nigdy cię bardziej nie pragnęłam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oss it out</text:p>
          </table:table-cell>
          <table:table-cell office:value-type="string" calcext:value-type="string">
            <text:p>wyrzucić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s s02e017 The One When Dr. Remore Dies</text:p>
          </table:table-cell>
          <table:table-cell table:number-columns-repeated="4"/>
          <table:table-cell office:value-type="string" calcext:value-type="string">
            <text:p>It's just like Brad to have to have the last word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You always need/have to have the last word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medy </text:p>
          </table:table-cell>
          <table:table-cell office:value-type="string" calcext:value-type="string">
            <text:p>zaradzić</text:p>
          </table:table-cell>
          <table:table-cell/>
          <table:table-cell office:value-type="string" calcext:value-type="string">
            <text:p>let’s remedy th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mmies</text:p>
          </table:table-cell>
          <table:table-cell office:value-type="string" calcext:value-type="string">
            <text:p>piżam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sow one’s (eg. Yours) wild oats</text:p>
          </table:table-cell>
          <table:table-cell table:number-columns-repeated="2"/>
          <table:table-cell table:style-name="ce3" office:value-type="string" calcext:value-type="string">
            <text:p>don't you have a lot of wild oats to sew?</text:p>
          </table:table-cell>
          <table:table-cell table:style-name="ce3" office:value-type="string" calcext:value-type="string">
            <text:p>mieć burzliwą młodość. If a young man sows his wild oats, he has a period of his life when he does a lot of exciting things and has a lot of sexual relationship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stpan</text:p>
          </table:table-cell>
          <table:table-cell office:value-type="string" calcext:value-type="string">
            <text:p>szufelk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mildew </text:p>
          </table:table-cell>
          <table:table-cell office:value-type="string" calcext:value-type="string">
            <text:p>pleśń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3" office:value-type="string" calcext:value-type="string">
            <text:p>not to my recollection </text:p>
          </table:table-cell>
          <table:table-cell office:value-type="string" calcext:value-type="string">
            <text:p>nie przypominam sobie</text:p>
          </table:table-cell>
          <table:table-cell/>
          <table:table-cell office:value-type="string" calcext:value-type="string">
            <text:p> Not uh, not to my recollection.</text:p>
            <text:p># To my recollection, there's nobody here named Bobby Gold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s s02e18 The One Where Old Yeller Dies</text:p>
          </table:table-cell>
          <table:table-cell/>
          <table:table-cell table:style-name="ce3" office:value-type="string" calcext:value-type="string">
            <text:p>rabies </text:p>
          </table:table-cell>
          <table:table-cell office:value-type="string" calcext:value-type="string">
            <text:p>wścieklizn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s s02e19 The One With the Two Bullies</text:p>
          </table:table-cell>
          <table:table-cell/>
          <table:table-cell office:value-type="string" calcext:value-type="string">
            <text:p>I am so beat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in gutter</text:p>
          </table:table-cell>
          <table:table-cell office:value-type="string" calcext:value-type="string">
            <text:p>rynna</text:p>
          </table:table-cell>
          <table:table-cell table:number-columns-repeated="3"/>
        </table:table-row>
        <table:table-row table:style-name="ro1" table:number-rows-repeated="10484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8"/>
        <table:table-column table:style-name="co8" table:default-cell-style-name="ce8"/>
        <table:table-column table:style-name="co2" table:default-cell-style-name="ce8"/>
        <table:table-column table:style-name="co9" table:default-cell-style-name="ce10"/>
        <table:table-column table:style-name="co10" table:default-cell-style-name="ce19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2" table:number-columns-repeated="1016" table:default-cell-style-name="ce8"/>
        <table:table-row table:style-name="ro1">
          <table:table-cell office:value-type="string" calcext:value-type="string">
            <text:p>affection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/>
          <table:table-cell table:style-name="ce3" office:value-type="string" calcext:value-type="string">
            <text:p>He was horsing around in the <text:a xlink:href="https://dictionary.cambridge.org/dictionary/english/kitchen" xlink:type="simple">kitchen</text:a> and <text:a xlink:href="https://dictionary.cambridge.org/dictionary/english/broke" xlink:type="simple">broke</text:a> my <text:a xlink:href="https://dictionary.cambridge.org/dictionary/english/favourite" xlink:type="simple">favourite</text:a> <text:a xlink:href="https://dictionary.cambridge.org/dictionary/english/bowl" xlink:type="simple">bowl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style-name="ce3" office:value-type="string" calcext:value-type="string">
            <text:p>UK ​ /ˌtɒpˈnɒtʃ/ US ​ /ˌtɑːpˈnɑːtʃ </text:p>
          </table:table-cell>
          <table:table-cell table:style-name="ce3" office:value-type="string" calcext:value-type="string">
            <text:p>That restaurant's really top-notch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/>
          <table:table-cell table:style-name="ce3" office:value-type="string" calcext:value-type="string">
            <text:p>He felt that she was trying to seduce him. I wouldn't normally stay in a hotel like this, but I was seduced by the fabulous loca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, sprawność</text:p>
          </table:table-cell>
          <table:table-cell office:value-type="string" calcext:value-type="string">
            <text:p>/ˈpraʊ.es/ </text:p>
          </table:table-cell>
          <table:table-cell table:style-name="ce3" office:value-type="string" calcext:value-type="string">
            <text:p>He's always boasting about his sexual prowes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office:value-type="string" calcext:value-type="string">
            <text:p>z moimi kobiecymi wdziękami</text:p>
          </table:table-cell>
          <table:table-cell table:style-name="ce3"/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/>
          <table:table-cell table:style-name="ce3" office:value-type="string" calcext:value-type="string">
            <text:p>That pie looks very tempt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19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26" office:value-type="string" calcext:value-type="string">
            <text:p>/kraʊn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20 Freak City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27" office:value-type="string" calcext:value-type="string">
            <text:p>[ bird chirp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27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style-name="ce11" office:value-type="string" calcext:value-type="string">
            <text:p>level-headed </text:p>
          </table:table-cell>
          <table:table-cell table:style-name="ce20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27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1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6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27" office:value-type="string" calcext:value-type="string">
            <text:p><text:s/>/saɪ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1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29"/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27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26" office:value-type="string" calcext:value-type="string">
            <text:p>/ˈkʌm.fə.tə.b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01e21 Donny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12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30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chafe</text:p>
          </table:table-cell>
          <table:table-cell table:style-name="ce21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30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01e26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13</text:p>
          </table:table-cell>
          <table:table-cell table:style-name="ce9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6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6" office:value-type="string" calcext:value-type="string">
            <text:p>/hæ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1 – belly of the beast</text:p>
          </table:table-cell>
          <table:table-cell table:style-name="ce9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6" office:value-type="string" calcext:value-type="string">
            <text:p>/iː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2 – The Limit</text:p>
          </table:table-cell>
          <table:table-cell table:style-name="ce9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26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26" office:value-type="string" calcext:value-type="string">
            <text:p>/ˈeɪn.ʃ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3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26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26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8 Wizard Battle</text:p>
          </table:table-cell>
          <table:table-cell table:style-name="ce9" office:value-type="date" office:date-value="2017-11-20" calcext:value-type="date">
            <text:p>20.11.2017</text:p>
          </table:table-cell>
          <table:table-cell office:value-type="string" calcext:value-type="string">
            <text:p>groan</text:p>
          </table:table-cell>
          <table:table-cell office:value-type="string" calcext:value-type="string">
            <text:p>jęk/ stęk</text:p>
          </table:table-cell>
          <table:table-cell office:value-type="string" calcext:value-type="string">
            <text:p>UK ​ /ɡrəʊn/ US ​ /ɡroʊn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dork [slang]</text:p>
          </table:table-cell>
          <table:table-cell office:value-type="string" calcext:value-type="string">
            <text:p>przychlast, niezdara, ‘a stupid awkward person’</text:p>
          </table:table-cell>
          <table:table-cell table:style-name="ce6" office:value-type="string" calcext:value-type="string">
            <text:p>UK ​ /dɔːk/ US ​ /dɔːrk/ </text:p>
          </table:table-cell>
          <table:table-cell office:value-type="string" calcext:value-type="string">
            <text:p>..., you dork!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5" office:value-type="string" calcext:value-type="string">
            <text:p>sanctify </text:p>
          </table:table-cell>
          <table:table-cell table:style-name="ce22" office:value-type="string" calcext:value-type="string">
            <text:p>uświęcić</text:p>
          </table:table-cell>
          <table:table-cell table:style-name="ce28" office:value-type="string" calcext:value-type="string">
            <text:p>UK ​ /ˈsæŋk.tɪ.faɪ/ US ​ /ˈsæŋk.tə.faɪ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wimp </text:p>
          </table:table-cell>
          <table:table-cell office:value-type="string" calcext:value-type="string">
            <text:p>mięczak</text:p>
          </table:table-cell>
          <table:table-cell table:style-name="ce6" office:value-type="string" calcext:value-type="string">
            <text:p>/wɪmp </text:p>
          </table:table-cell>
          <table:table-cell office:value-type="string" calcext:value-type="string">
            <text:p>he looks like a wimp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unconscious </text:p>
          </table:table-cell>
          <table:table-cell office:value-type="string" calcext:value-type="string">
            <text:p>nieprzytomny</text:p>
          </table:table-cell>
          <table:table-cell office:value-type="string" calcext:value-type="string">
            <text:p>UK ​ /ʌnˈkɒn.ʃəs/ US ​ /ʌnˈkɑːn.ʃəs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o compel</text:p>
          </table:table-cell>
          <table:table-cell office:value-type="string" calcext:value-type="string">
            <text:p>zmusić/ zapędzić </text:p>
          </table:table-cell>
          <table:table-cell table:style-name="ce6" office:value-type="string" calcext:value-type="string">
            <text:p>/kəmˈpel/ </text:p>
          </table:table-cell>
          <table:table-cell office:value-type="string" calcext:value-type="string">
            <text:p># As a schoolboy he was compelled to wear shorts even in winter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meteor</text:p>
          </table:table-cell>
          <table:table-cell table:style-name="ce6" office:value-type="string" calcext:value-type="string">
            <text:p>/ˈmiː.ti.ɔːr/ US ​ /ˈmiː.t̬i.ɔːr/ </text:p>
          </table:table-cell>
          <table:table-cell table:style-name="ce6" office:value-type="string" calcext:value-type="string">
            <text:p>The sky opens up and meteors fall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forfeit </text:p>
          </table:table-cell>
          <table:table-cell office:value-type="string" calcext:value-type="string">
            <text:p>zrezygnować/ stracić (po złamaniu zasady)</text:p>
          </table:table-cell>
          <table:table-cell office:value-type="string" calcext:value-type="string">
            <text:p>UK ​ /ˈfɔː.fɪt/ US ​ /ˈfɔːr.fɪt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Self-esteem</text:p>
          </table:table-cell>
          <table:table-cell table:style-name="ce23" office:value-type="string" calcext:value-type="string">
            <text:p>poczucie własnej wartości</text:p>
          </table:table-cell>
          <table:table-cell table:style-name="ce28" office:value-type="string" calcext:value-type="string">
            <text:p>/ˌself.ɪˈstiːm/ </text:p>
          </table:table-cell>
          <table:table-cell table:style-name="ce6" office:value-type="string" calcext:value-type="string">
            <text:p> I came here with no self-esteem 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13" office:value-type="string" calcext:value-type="string">
            <text:p>Will-o-wisp / will-o'-the-wisp</text:p>
            <text:p/>
          </table:table-cell>
          <table:table-cell table:style-name="ce23" office:value-type="string" calcext:value-type="string">
            <text:p>mrzonka</text:p>
          </table:table-cell>
          <table:table-cell table:style-name="ce26" office:value-type="string" calcext:value-type="string">
            <text:p>/ˌwɪl.ə.ðəˈwɪsp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shriek </text:p>
          </table:table-cell>
          <table:table-cell office:value-type="string" calcext:value-type="string">
            <text:p>krzyk, pisk, wrzask</text:p>
          </table:table-cell>
          <table:table-cell table:style-name="ce6" office:value-type="string" calcext:value-type="string">
            <text:p>/ʃriːk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grumble</text:p>
          </table:table-cell>
          <table:table-cell table:style-name="ce23" office:value-type="string" calcext:value-type="string">
            <text:p>pomruk niezadowolenia</text:p>
          </table:table-cell>
          <table:table-cell table:style-name="ce28" office:value-type="string" calcext:value-type="string">
            <text:p>/ˈɡrʌm.bəl/ </text:p>
          </table:table-cell>
          <table:table-cell table:style-name="ce28" office:value-type="string" calcext:value-type="string">
            <text:p>[The crowd grumbles in discontent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3" office:value-type="string" calcext:value-type="string">
            <text:p>discontent</text:p>
          </table:table-cell>
          <table:table-cell table:style-name="ce23" office:value-type="string" calcext:value-type="string">
            <text:p>niezadowolenie</text:p>
          </table:table-cell>
          <table:table-cell table:style-name="ce28" office:value-type="string" calcext:value-type="string">
            <text:p>/ˌdɪs.kənˈtent </text:p>
          </table:table-cell>
          <table:table-cell table:style-name="ce26"/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blimp</text:p>
          </table:table-cell>
          <table:table-cell office:value-type="string" calcext:value-type="string">
            <text:p>mały sterowiec</text:p>
          </table:table-cell>
          <table:table-cell table:style-name="ce6" office:value-type="string" calcext:value-type="string">
            <text:p>blɪmp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to reveal</text:p>
          </table:table-cell>
          <table:table-cell table:style-name="ce23" office:value-type="string" calcext:value-type="string">
            <text:p>wyjawić, odsłonić</text:p>
          </table:table-cell>
          <table:table-cell table:style-name="ce28" office:value-type="string" calcext:value-type="string">
            <text:p>/rɪˈviːl/ </text:p>
          </table:table-cell>
          <table:table-cell table:style-name="ce26" office:value-type="string" calcext:value-type="string">
            <text:p>"Magic Fist" <text:s/>is revealed to every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9</text:p>
          </table:table-cell>
          <table:table-cell table:style-name="ce9" office:value-type="date" office:date-value="2017-11-22" calcext:value-type="date">
            <text:p>22.11.2017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kumpel</text:p>
          </table:table-cell>
          <table:table-cell office:value-type="string" calcext:value-type="string">
            <text:p>/pæl</text:p>
          </table:table-cell>
          <table:table-cell office:value-type="string" calcext:value-type="string">
            <text:p>As my pal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m</text:p>
          </table:table-cell>
          <table:table-cell office:value-type="string" calcext:value-type="string">
            <text:p>koleg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buttons </text:p>
          </table:table-cell>
          <table:table-cell office:value-type="string" calcext:value-type="string">
            <text:p>odpinać guziki </text:p>
          </table:table-cell>
          <table:table-cell/>
          <table:table-cell office:value-type="string" calcext:value-type="string">
            <text:p>Unbuttons his shirt and walks towards h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Upside-down</text:p>
          </table:table-cell>
          <table:table-cell office:value-type="string" calcext:value-type="string">
            <text:p>do góry nogami</text:p>
          </table:table-cell>
          <table:table-cell office:value-type="string" calcext:value-type="string">
            <text:p>/ˌʌp.saɪd ˈdaʊn/</text:p>
          </table:table-cell>
          <table:table-cell office:value-type="string" calcext:value-type="string">
            <text:p>Prince Gumball frozen upside-down on the roo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to cackle</text:p>
          </table:table-cell>
          <table:table-cell office:value-type="string" calcext:value-type="string">
            <text:p>gdakać, zarechotać</text:p>
          </table:table-cell>
          <table:table-cell table:style-name="ce6" office:value-type="string" calcext:value-type="string">
            <text:p>/ˈkæk.əl/ 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przebranie</text:p>
          </table:table-cell>
          <table:table-cell office:value-type="string" calcext:value-type="string">
            <text:p>/dɪsˈɡaɪz/</text:p>
          </table:table-cell>
          <table:table-cell office:value-type="string" calcext:value-type="string">
            <text:p>(…) revealing it was her in disguis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rse</text:p>
          </table:table-cell>
          <table:table-cell office:value-type="string" calcext:value-type="string">
            <text:p>portmonetka</text:p>
          </table:table-cell>
          <table:table-cell office:value-type="string" calcext:value-type="string">
            <text:p>/pɜːs/ US ​ /pɝːs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sword</text:p>
          </table:table-cell>
          <table:table-cell office:value-type="string" calcext:value-type="string">
            <text:p>miecz</text:p>
          </table:table-cell>
          <table:table-cell table:style-name="ce28" office:value-type="string" calcext:value-type="string">
            <text:p>UK ​ /sɔːd/ US ​ /sɔːrd/ 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o yank </text:p>
          </table:table-cell>
          <table:table-cell office:value-type="string" calcext:value-type="string">
            <text:p>szarpać/ zatargać</text:p>
          </table:table-cell>
          <table:table-cell office:value-type="string" calcext:value-type="string">
            <text:p>/jæŋk/</text:p>
          </table:table-cell>
          <table:table-cell table:style-name="ce6" office:value-type="string" calcext:value-type="string">
            <text:p>And this is for yanking my heart guts!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0 What Was Missing</text:p>
          </table:table-cell>
          <table:table-cell table:style-name="ce9" office:value-type="date" office:date-value="2017-11-24" calcext:value-type="date">
            <text:p>24.11.2017</text:p>
          </table:table-cell>
          <table:table-cell office:value-type="string" calcext:value-type="string">
            <text:p>keepsake</text:p>
          </table:table-cell>
          <table:table-cell office:value-type="string" calcext:value-type="string">
            <text:p>pamiątka</text:p>
          </table:table-cell>
          <table:table-cell office:value-type="string" calcext:value-type="string">
            <text:p>/ˈkiːp.seɪk/</text:p>
          </table:table-cell>
          <table:table-cell table:style-name="ce6" office:value-type="string" calcext:value-type="string">
            <text:p>Finn, we're roommates. Which is why I'm gonna share my beloved keepsake with you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przysiad</text:p>
          </table:table-cell>
          <table:table-cell office:value-type="string" calcext:value-type="string">
            <text:p>​ /skwɒt/ US ​ /skwɑː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jam</text:p>
          </table:table-cell>
          <table:table-cell office:value-type="string" calcext:value-type="string">
            <text:p>kapela </text:p>
          </table:table-cell>
          <table:table-cell office:value-type="string" calcext:value-type="string">
            <text:p>/dʒæm/</text:p>
          </table:table-cell>
          <table:table-cell table:style-name="ce6" office:value-type="string" calcext:value-type="string">
            <text:p>We're gonna lay down a chill jam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w talent</text:p>
          </table:table-cell>
          <table:table-cell office:value-type="string" calcext:value-type="string">
            <text:p>czysty talent</text:p>
          </table:table-cell>
          <table:table-cell office:value-type="string" calcext:value-type="string">
            <text:p>​ /rɔː/ US ​ /rɑː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goddess</text:p>
          </table:table-cell>
          <table:table-cell office:value-type="string" calcext:value-type="string">
            <text:p>bogini</text:p>
          </table:table-cell>
          <table:table-cell table:style-name="ce6" office:value-type="string" calcext:value-type="string">
            <text:p>/ˈɡɒd.es/ US ​ /ˈɡɑː.des/ </text:p>
          </table:table-cell>
          <table:table-cell table:style-name="ce6" office:value-type="string" calcext:value-type="string">
            <text:p>Sorry I don't treat you like a goddess,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inconvenience </text:p>
          </table:table-cell>
          <table:table-cell office:value-type="string" calcext:value-type="string">
            <text:p>niedogodność</text:p>
          </table:table-cell>
          <table:table-cell table:style-name="ce6" office:value-type="string" calcext:value-type="string">
            <text:p>UK ​ /ˌɪn.kənˈviː.ni.əns/ US ​ /ˌɪn.kənˈviːn.jəns/ </text:p>
          </table:table-cell>
          <table:table-cell office:value-type="string" calcext:value-type="string">
            <text:p>That must be such an inconvenience to you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6" office:value-type="string" calcext:value-type="string">
            <text:p>landed smth on black list</text:p>
          </table:table-cell>
          <table:table-cell table:style-name="ce24"/>
          <table:table-cell/>
          <table:table-cell table:style-name="ce6" office:value-type="string" calcext:value-type="string">
            <text:p>I'm sorry that I exist, I forget what landed me on your blacklist 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threw me off </text:p>
          </table:table-cell>
          <table:table-cell office:value-type="string" calcext:value-type="string">
            <text:p>zbić z tropu</text:p>
          </table:table-cell>
          <table:table-cell/>
          <table:table-cell table:style-name="ce6" office:value-type="string" calcext:value-type="string">
            <text:p>Their questions just threw me off, that's al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I'm outta here </text:p>
          </table:table-cell>
          <table:table-cell office:value-type="string" calcext:value-type="string">
            <text:p>zmywam się stą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zelnut</text:p>
          </table:table-cell>
          <table:table-cell office:value-type="string" calcext:value-type="string">
            <text:p>orzech laskowy</text:p>
          </table:table-cell>
          <table:table-cell office:value-type="string" calcext:value-type="string">
            <text:p>/ˈheɪ.zəl.nʌt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4 Beautopia</text:p>
          </table:table-cell>
          <table:table-cell table:style-name="ce9" office:value-type="date" office:date-value="2017-11-24" calcext:value-type="date">
            <text:p>24.11.2017</text:p>
          </table:table-cell>
          <table:table-cell office:value-type="string" calcext:value-type="string">
            <text:p>Sb’d probably be worse if sb 2forma</text:p>
          </table:table-cell>
          <table:table-cell table:number-columns-repeated="2"/>
          <table:table-cell office:value-type="string" calcext:value-type="string">
            <text:p><text:s/>She'd probably be worse if she was so scared of everything.</text:p>
          </table:table-cell>
          <table:table-cell office:value-type="string" calcext:value-type="string">
            <text:p>Prawdopodobnie byłaby gorsza, gdyby tak bardzo się bała.</text:p>
            <text:p/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whether</text:p>
          </table:table-cell>
          <table:table-cell office:value-type="string" calcext:value-type="string">
            <text:p>czy </text:p>
          </table:table-cell>
          <table:table-cell table:style-name="ce6" office:value-type="string" calcext:value-type="string">
            <text:p>UK ​ /ˈweð.ər/ US ​ /ˈweð.ɚ/ </text:p>
          </table:table-cell>
          <table:table-cell office:value-type="string" calcext:value-type="string">
            <text:p><text:s/>I'm gonna help her whether you're coming with me or no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ruptive </text:p>
          </table:table-cell>
          <table:table-cell office:value-type="string" calcext:value-type="string">
            <text:p>niszczący</text:p>
          </table:table-cell>
          <table:table-cell office:value-type="string" calcext:value-type="string">
            <text:p>/dɪsˈrʌp.tɪv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bnoxious</text:p>
          </table:table-cell>
          <table:table-cell office:value-type="string" calcext:value-type="string">
            <text:p>nieprzyjemny</text:p>
          </table:table-cell>
          <table:table-cell office:value-type="string" calcext:value-type="string">
            <text:p>UK ​ /əbˈnɒk.ʃəs/ US ​ /əbˈnɑːk.ʃəs</text:p>
          </table:table-cell>
          <table:table-cell office:value-type="string" calcext:value-type="string">
            <text:p>When she's in a bad mood she's obnoxious to everyone.</text:p>
            <text:p/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clam </text:p>
          </table:table-cell>
          <table:table-cell office:value-type="string" calcext:value-type="string">
            <text:p>małża</text:p>
          </table:table-cell>
          <table:table-cell table:style-name="ce6" office:value-type="string" calcext:value-type="string">
            <text:p>/klæm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15No One Can Hear You</text:p>
          </table:table-cell>
          <table:table-cell table:style-name="ce9" office:value-type="date" office:date-value="2017-12-06" calcext:value-type="date">
            <text:p>6.12.2017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jeleń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 pursue </text:p>
          </table:table-cell>
          <table:table-cell office:value-type="string" calcext:value-type="string">
            <text:p>ścigać, realizować</text:p>
          </table:table-cell>
          <table:table-cell office:value-type="string" calcext:value-type="string">
            <text:p>UK ​ /pəˈsjuː/ US ​ /pərˈsuː/</text:p>
          </table:table-cell>
          <table:table-cell office:value-type="string" calcext:value-type="string">
            <text:p>She decided to pursue a career in television.</text:p>
            <text:p>The car was pursued by helicopter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6 Thank You</text:p>
          </table:table-cell>
          <table:table-cell table:style-name="ce9" office:value-type="date" office:date-value="2017-12-06" calcext:value-type="date">
            <text:p>6.12.2017</text:p>
          </table:table-cell>
          <table:table-cell office:value-type="string" calcext:value-type="string">
            <text:p>bruise</text:p>
          </table:table-cell>
          <table:table-cell office:value-type="string" calcext:value-type="string">
            <text:p>siniak</text:p>
          </table:table-cell>
          <table:table-cell table:style-name="ce6" office:value-type="string" calcext:value-type="string">
            <text:p>/bruːz/ </text:p>
          </table:table-cell>
          <table:table-cell table:style-name="ce6" office:value-type="string" calcext:value-type="string">
            <text:p>He <text:a xlink:href="https://dictionary.cambridge.org/dictionary/english-polish/suffer" xlink:type="simple">suffered</text:a> <text:a xlink:href="https://dictionary.cambridge.org/dictionary/english-polish/cut_1" xlink:type="simple">cuts</text:a> and bruises after <text:a xlink:href="https://dictionary.cambridge.org/dictionary/english-polish/fall_1" xlink:type="simple">falling</text:a> off his <text:a xlink:href="https://dictionary.cambridge.org/dictionary/english-polish/bike" xlink:type="simple">bike</text:a>.  </text:p>
            <text:p> He was badly bruised in the accident.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yelp</text:p>
          </table:table-cell>
          <table:table-cell office:value-type="string" calcext:value-type="string">
            <text:p>skowyczeć</text:p>
          </table:table-cell>
          <table:table-cell table:style-name="ce6" office:value-type="string" calcext:value-type="string">
            <text:p>/jelp/ </text:p>
          </table:table-cell>
          <table:table-cell office:value-type="string" calcext:value-type="string">
            <text:p>I accidentally stepped on the dog's foot and it yelped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puddle </text:p>
          </table:table-cell>
          <table:table-cell office:value-type="string" calcext:value-type="string">
            <text:p>kałuża</text:p>
          </table:table-cell>
          <table:table-cell office:value-type="string" calcext:value-type="string">
            <text:p>/ˈpʌd.əl/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4" office:value-type="string" calcext:value-type="string">
            <text:p> big time </text:p>
          </table:table-cell>
          <table:table-cell table:style-name="ce25" office:value-type="string" calcext:value-type="string">
            <text:p>If you do something <text:a xlink:href="https://dictionary.cambridge.org/dictionary/english/big" xlink:type="simple">big</text:a> <text:a xlink:href="https://dictionary.cambridge.org/dictionary/english/time" xlink:type="simple">time</text:a>, you do it to a <text:a xlink:href="https://dictionary.cambridge.org/dictionary/english/great" xlink:type="simple">great</text:a> <text:a xlink:href="https://dictionary.cambridge.org/dictionary/english/degree" xlink:type="simple">degree</text:a>: </text:p>
          </table:table-cell>
          <table:table-cell table:style-name="ce6" office:value-type="string" calcext:value-type="string">
            <text:p>/ˈbɪɡ ˌtaɪm/ </text:p>
          </table:table-cell>
          <table:table-cell table:style-name="ce6" office:value-type="string" calcext:value-type="string">
            <text:p>"How was the <text:a xlink:href="https://dictionary.cambridge.org/dictionary/english/interview" xlink:type="simple">interview</text:a>?" "Terrible, I <text:a xlink:href="https://dictionary.cambridge.org/dictionary/english/mess" xlink:type="simple">messed</text:a> up <text:a xlink:href="https://dictionary.cambridge.org/dictionary/english/big" xlink:type="simple">big</text:a> <text:a xlink:href="https://dictionary.cambridge.org/dictionary/english/time" xlink:type="simple">time</text:a>."Chrissy's into <text:a xlink:href="https://dictionary.cambridge.org/dictionary/english/skiing" xlink:type="simple">skiing</text:a> <text:a xlink:href="https://dictionary.cambridge.org/dictionary/english/big" xlink:type="simple">big</text:a> <text:a xlink:href="https://dictionary.cambridge.org/dictionary/english/time" xlink:type="simple">time</text:a> (= <text:a xlink:href="https://dictionary.cambridge.org/dictionary/english/like" xlink:type="simple">likes</text:a> <text:a xlink:href="https://dictionary.cambridge.org/dictionary/english/skiing" xlink:type="simple">skiing</text:a> a lot). 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14" office:value-type="string" calcext:value-type="string">
            <text:p>get along (with) </text:p>
          </table:table-cell>
          <table:table-cell office:value-type="string" calcext:value-type="string">
            <text:p>dogadywać się, radzić sobie z czymś</text:p>
          </table:table-cell>
          <table:table-cell/>
          <table:table-cell table:style-name="ce6" office:value-type="string" calcext:value-type="string">
            <text:p>I don't really get along with my sister's <text:a xlink:href="https://dictionary.cambridge.org/dictionary/english-polish/husband" xlink:type="simple">husband</text:a>. </text:p>
            <text:p>I wonder how Michael's getting along in his new job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2</text:p>
          </table:table-cell>
          <table:table-cell table:style-name="ce9" office:value-type="date" office:date-value="2017-12-24" calcext:value-type="date">
            <text:p>24.12.2017</text:p>
          </table:table-cell>
          <table:table-cell table:style-name="ce14" office:value-type="string" calcext:value-type="string">
            <text:p>hearth </text:p>
          </table:table-cell>
          <table:table-cell office:value-type="string" calcext:value-type="string">
            <text:p>palenisko, kominek, ognisko domowe</text:p>
          </table:table-cell>
          <table:table-cell table:style-name="ce6" office:value-type="string" calcext:value-type="string">
            <text:p>UK ​ /hɑːθ/ US ​ /hɑːrθ/ </text:p>
          </table:table-cell>
          <table:table-cell table:style-name="ce6" office:value-type="string" calcext:value-type="string">
            <text:p>He's warming himself near a hearth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Grocery  </text:p>
          </table:table-cell>
          <table:table-cell office:value-type="string" calcext:value-type="string">
            <text:p>sklep spożywczy</text:p>
          </table:table-cell>
          <table:table-cell table:style-name="ce6" office:value-type="string" calcext:value-type="string">
            <text:p>UK ​ /ˈɡrəʊ.sər.i/ US ​ /ˈɡroʊ.sɚ.i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3</text:p>
          </table:table-cell>
          <table:table-cell table:style-name="ce9" office:value-type="date" office:date-value="2017-12-24" calcext:value-type="date">
            <text:p>24.12.2017</text:p>
          </table:table-cell>
          <table:table-cell table:style-name="ce14" office:value-type="string" calcext:value-type="string">
            <text:p>stunt, stunt out </text:p>
          </table:table-cell>
          <table:table-cell office:value-type="string" calcext:value-type="string">
            <text:p>wyczyn (kaskaderski), popisywać się</text:p>
          </table:table-cell>
          <table:table-cell table:style-name="ce6" office:value-type="string" calcext:value-type="string">
            <text:p>/stʌnt/ </text:p>
          </table:table-cell>
          <table:table-cell office:value-type="string" calcext:value-type="string">
            <text:p>I'll stunt you out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nmesh</text:p>
            <text:p/>
          </table:table-cell>
          <table:table-cell office:value-type="string" calcext:value-type="string">
            <text:p>zaplątać w sieć</text:p>
          </table:table-cell>
          <table:table-cell table:style-name="ce6" office:value-type="string" calcext:value-type="string">
            <text:p>/enˈmeʃ/ </text:p>
          </table:table-cell>
          <table:table-cell table:style-name="ce6" office:value-type="string" calcext:value-type="string">
            <text:p> It's hard to step outside of yourself when you're enmeshed with another being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4e04 Dream of Love</text:p>
          </table:table-cell>
          <table:table-cell table:style-name="ce9" office:value-type="date" office:date-value="2017-02-07" calcext:value-type="date">
            <text:p>7.02.2017</text:p>
          </table:table-cell>
          <table:table-cell office:value-type="string" calcext:value-type="string">
            <text:p>tending</text:p>
          </table:table-cell>
          <table:table-cell table:number-columns-repeated="2"/>
          <table:table-cell office:value-type="string" calcext:value-type="string">
            <text:p>Tree Trunks is tending to her rose garden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Howdy</text:p>
          </table:table-cell>
          <table:table-cell office:value-type="string" calcext:value-type="string">
            <text:p>cześć</text:p>
          </table:table-cell>
          <table:table-cell/>
          <table:table-cell table:style-name="ce6" office:value-type="string" calcext:value-type="string">
            <text:p>Howdy, Jake! Howdy, Finn! 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jonesing</text:p>
          </table:table-cell>
          <table:table-cell office:value-type="string" calcext:value-type="string">
            <text:p>pragnąć, mieć ochotę na </text:p>
          </table:table-cell>
          <table:table-cell/>
          <table:table-cell table:style-name="ce6" office:value-type="string" calcext:value-type="string">
            <text:p>my stomach is jonesin' for it bad 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3" office:value-type="string" calcext:value-type="string">
            <text:p> how to go about</text:p>
          </table:table-cell>
          <table:table-cell office:value-type="string" calcext:value-type="string">
            <text:p>jak się zabrać</text:p>
          </table:table-cell>
          <table:table-cell/>
          <table:table-cell table:style-name="ce6" office:value-type="string" calcext:value-type="string">
            <text:p>I don't know how to<text:span text:style-name="T1"> go about it. </text:span></text:p>
          </table:table-cell>
          <table:table-cell office:value-type="string" calcext:value-type="string">
            <text:p>Nie wiem,<text:span text:style-name="T1"> jak się za to zabrać</text:span>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distract</text:p>
          </table:table-cell>
          <table:table-cell office:value-type="string" calcext:value-type="string">
            <text:p>rozpraszać (np. uwagę) </text:p>
          </table:table-cell>
          <table:table-cell/>
          <table:table-cell table:style-name="ce6" office:value-type="string" calcext:value-type="string">
            <text:p>but this cutie kept distracting me/ She keeps distracting me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affectionate</text:p>
          </table:table-cell>
          <table:table-cell office:value-type="string" calcext:value-type="string">
            <text:p>kochający, przywiązany</text:p>
          </table:table-cell>
          <table:table-cell/>
          <table:table-cell table:style-name="ce6" office:value-type="string" calcext:value-type="string">
            <text:p>Y'all are too affectionate. (…) when you and the Pig your affection in public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4" office:value-type="string" calcext:value-type="string">
            <text:p><text:span text:style-name="T1">flaunt</text:span> </text:p>
          </table:table-cell>
          <table:table-cell office:value-type="string" calcext:value-type="string">
            <text:p>obnosić się, afiszować</text:p>
          </table:table-cell>
          <table:table-cell/>
          <table:table-cell table:style-name="ce6" office:value-type="string" calcext:value-type="string">
            <text:p>They don't want us to flaunt what we have? </text:p>
          </table:table-cell>
          <table:table-cell office:value-type="string" calcext:value-type="string">
            <text:p>Nie chcą, żebyśmy <text:span text:style-name="T1">się obnosili</text:span> z tym, co mamy?</text:p>
          </table:table-cell>
          <table:table-cell table:number-columns-repeated="1016"/>
        </table:table-row>
        <table:table-row table:style-name="ro12">
          <table:table-cell table:number-columns-repeated="3"/>
          <table:table-cell table:style-name="ce17" office:value-type="string" calcext:value-type="string">
            <text:p>stroller </text:p>
          </table:table-cell>
          <table:table-cell office:value-type="string" calcext:value-type="string">
            <text:p>wózek spacerow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14" office:value-type="string" calcext:value-type="string">
            <text:p>carriage </text:p>
          </table:table-cell>
          <table:table-cell office:value-type="string" calcext:value-type="string">
            <text:p>wagon, brywa, powóz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has gone on long enough </text:p>
          </table:table-cell>
          <table:table-cell office:value-type="string" calcext:value-type="string">
            <text:p>trwało wystarczająco za długo</text:p>
          </table:table-cell>
          <table:table-cell/>
          <table:table-cell table:style-name="ce6" office:value-type="string" calcext:value-type="string">
            <text:p>Tree Trunks, this has gone on long enough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8 Hug Wolf</text:p>
          </table:table-cell>
          <table:table-cell table:style-name="ce9" office:value-type="date" office:date-value="2018-02-26" calcext:value-type="date">
            <text:p>26.02.2018</text:p>
          </table:table-cell>
          <table:table-cell table:style-name="ce14" office:value-type="string" calcext:value-type="string">
            <text:p>Blight </text:p>
          </table:table-cell>
          <table:table-cell office:value-type="string" calcext:value-type="string">
            <text:p>zaraza, zły urok</text:p>
          </table:table-cell>
          <table:table-cell table:style-name="ce6" office:value-type="string" calcext:value-type="string">
            <text:p>/blaɪt/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style-name="ce18" office:value-type="string" calcext:value-type="string">
            <text:p>bright </text:p>
          </table:table-cell>
          <table:table-cell office:value-type="string" calcext:value-type="string">
            <text:p>jasność</text:p>
          </table:table-cell>
          <table:table-cell table:style-name="ce3" office:value-type="string" calcext:value-type="string">
            <text:p>/braɪt/  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4" office:value-type="string" calcext:value-type="string">
            <text:p>to blight</text:p>
          </table:table-cell>
          <table:table-cell office:value-type="string" calcext:value-type="string">
            <text:p>rzucać urok, zniweczyć (nadzieję) </text:p>
          </table:table-cell>
          <table:table-cell/>
          <table:table-cell table:style-name="ce6" office:value-type="string" calcext:value-type="string">
            <text:p>Let's <text:a xlink:href="https://www.urbandictionary.com/define.php?term=see%20how" xlink:type="simple">see how</text:a> it pans out. We'll have to see how things pan out.</text:p>
            <text:p>Their attempt to start a new business didn't pan ou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pan out</text:p>
          </table:table-cell>
          <table:table-cell office:value-type="string" calcext:value-type="string">
            <text:p>ułożyć się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 spew</text:p>
          </table:table-cell>
          <table:table-cell office:value-type="string" calcext:value-type="string">
            <text:p>wypluć</text:p>
          </table:table-cell>
          <table:table-cell table:style-name="ce6" office:value-type="string" calcext:value-type="string">
            <text:p>/spjuː/ </text:p>
          </table:table-cell>
          <table:table-cell table:style-name="ce6" office:value-type="string" calcext:value-type="string">
            <text:p>The <text:a xlink:href="https://dictionary.cambridge.org/dictionary/english/volcano" xlink:type="simple">volcano</text:a> spewed a <text:a xlink:href="https://dictionary.cambridge.org/dictionary/english/giant" xlink:type="simple">giant</text:a> <text:a xlink:href="https://dictionary.cambridge.org/dictionary/english/cloud" xlink:type="simple">cloud</text:a> of <text:a xlink:href="https://dictionary.cambridge.org/dictionary/english/ash" xlink:type="simple">ash</text:a>, <text:a xlink:href="https://dictionary.cambridge.org/dictionary/english/dust" xlink:type="simple">dust</text:a>, and <text:a xlink:href="https://dictionary.cambridge.org/dictionary/english/gas" xlink:type="simple">gases</text:a> into the <text:a xlink:href="https://dictionary.cambridge.org/dictionary/english/air" xlink:type="simple">air</text:a>. Paper came spewing from the computer printer.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pore</text:p>
          </table:table-cell>
          <table:table-cell office:value-type="string" calcext:value-type="string">
            <text:p>zarodnik</text:p>
          </table:table-cell>
          <table:table-cell/>
          <table:table-cell table:style-name="ce6" office:value-type="string" calcext:value-type="string">
            <text:p>Every hundred years, it spews evil spores across the land. 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4" office:value-type="string" calcext:value-type="string">
            <text:p>violently</text:p>
          </table:table-cell>
          <table:table-cell office:value-type="string" calcext:value-type="string">
            <text:p>gwałtownie</text:p>
          </table:table-cell>
          <table:table-cell/>
          <table:table-cell table:style-name="ce3" office:value-type="string" calcext:value-type="string">
            <text:p>She was shaking violently with fear. She violently disagreed with what we sai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litter </text:p>
          </table:table-cell>
          <table:table-cell office:value-type="string" calcext:value-type="string">
            <text:p>śmieci (np. na trawiniku) </text:p>
          </table:table-cell>
          <table:table-cell table:style-name="ce3" office:value-type="string" calcext:value-type="string">
            <text:p>/ˈlɪt.ər/ US ​ /ˈlɪt̬.ɚ/ </text:p>
          </table:table-cell>
          <table:table-cell table:style-name="ce3" office:value-type="string" calcext:value-type="string">
            <text:p>About two <text:a xlink:href="https://dictionary.cambridge.org/dictionary/english/percent" xlink:type="simple">percent</text:a> of fast-food <text:a xlink:href="https://dictionary.cambridge.org/dictionary/english/packaging" xlink:type="simple">packaging</text:a> <text:a xlink:href="https://dictionary.cambridge.org/dictionary/english/end" xlink:type="simple">ends</text:a> up as litter.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notion</text:p>
          </table:table-cell>
          <table:table-cell office:value-type="string" calcext:value-type="string">
            <text:p>wyobrażenie</text:p>
          </table:table-cell>
          <table:table-cell table:style-name="ce3" office:value-type="string" calcext:value-type="string">
            <text:p>ˈnoʊ.ʃən/ </text:p>
          </table:table-cell>
          <table:table-cell table:style-name="ce3" office:value-type="string" calcext:value-type="string">
            <text:p>You got some crazy notions. I have only a <text:a xlink:href="https://dictionary.cambridge.org/dictionary/english/vague" xlink:type="simple">vague</text:a> notion of what she does for a <text:a xlink:href="https://dictionary.cambridge.org/dictionary/english/living" xlink:type="simple">living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muffle</text:p>
          </table:table-cell>
          <table:table-cell office:value-type="string" calcext:value-type="string">
            <text:p>wyciszyć, wygłuszyć</text:p>
          </table:table-cell>
          <table:table-cell table:style-name="ce3" office:value-type="string" calcext:value-type="string">
            <text:p> /ˈmʌf.əl/ </text:p>
          </table:table-cell>
          <table:table-cell table:style-name="ce3" office:value-type="string" calcext:value-type="string">
            <text:p>The <text:a xlink:href="https://dictionary.cambridge.org/dictionary/english/house" xlink:type="simple">house</text:a> has double-glazed <text:a xlink:href="https://dictionary.cambridge.org/dictionary/english/window" xlink:type="simple">windows</text:a> to muffle the <text:a xlink:href="https://dictionary.cambridge.org/dictionary/english/noise" xlink:type="simple">noise</text:a> of <text:a xlink:href="https://dictionary.cambridge.org/dictionary/english/aircraft" xlink:type="simple">aircraft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ffled</text:p>
          </table:table-cell>
          <table:table-cell office:value-type="string" calcext:value-type="string">
            <text:p>stłumiony, bezdźwięczny</text:p>
          </table:table-cell>
          <table:table-cell/>
          <table:table-cell table:style-name="ce3" office:value-type="string" calcext:value-type="string">
            <text:p>Well, I've been thinkin' that maybe that wolf man wasn't what he seemed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wydać sę</text:p>
          </table:table-cell>
          <table:table-cell table:style-name="ce3" office:value-type="string" calcext:value-type="string">
            <text:p>/siːm/ 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Żarliwy, zagorzały</text:p>
          </table:table-cell>
          <table:table-cell table:style-name="ce3" office:value-type="string" calcext:value-type="string">
            <text:p>/ˈfɜː.vənt/ US ​ /ˈfɝː.vənt/ </text:p>
          </table:table-cell>
          <table:table-cell table:style-name="ce3" office:value-type="string" calcext:value-type="string">
            <text:p>a fervent <text:a xlink:href="https://dictionary.cambridge.org/dictionary/english/supporter" xlink:type="simple">supporter</text:a> of the <text:a xlink:href="https://dictionary.cambridge.org/dictionary/english/communism" xlink:type="simple">communist</text:a> <text:a xlink:href="https://dictionary.cambridge.org/dictionary/english/party" xlink:type="simple">party</text:a>It is his fervent <text:a xlink:href="https://dictionary.cambridge.org/dictionary/english/hope" xlink:type="simple">hope</text:a> that a <text:a xlink:href="https://dictionary.cambridge.org/dictionary/english/peaceful" xlink:type="simple">peaceful</text:a> <text:a xlink:href="https://dictionary.cambridge.org/dictionary/english/solution" xlink:type="simple">solution</text:a> will <text:a xlink:href="https://dictionary.cambridge.org/dictionary/english/soon" xlink:type="simple">soon</text:a> be <text:a xlink:href="https://dictionary.cambridge.org/dictionary/english/found" xlink:type="simple">found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craving  </text:p>
          </table:table-cell>
          <table:table-cell office:value-type="string" calcext:value-type="string">
            <text:p>pragnienie</text:p>
          </table:table-cell>
          <table:table-cell table:style-name="ce3" office:value-type="string" calcext:value-type="string">
            <text:p>/ˈkreɪ.vɪŋ/ </text:p>
          </table:table-cell>
          <table:table-cell table:style-name="ce3" office:value-type="string" calcext:value-type="string">
            <text:p>I have a craving for <text:a xlink:href="https://dictionary.cambridge.org/dictionary/english/chocolate" xlink:type="simple">chocolate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ssure</text:p>
          </table:table-cell>
          <table:table-cell office:value-type="string" calcext:value-type="string">
            <text:p>uspokajać</text:p>
          </table:table-cell>
          <table:table-cell table:style-name="ce3" office:value-type="string" calcext:value-type="string">
            <text:p>/ˌriː.əˈʃɔːr/ US ​ /-ˈʃʊr/ </text:p>
          </table:table-cell>
          <table:table-cell table:style-name="ce3" office:value-type="string" calcext:value-type="string">
            <text:p>Finn... say something to reassure me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<text:s/>strobe </text:p>
          </table:table-cell>
          <table:table-cell office:value-type="string" calcext:value-type="string">
            <text:p>światło stroboskopow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were </text:p>
          </table:table-cell>
          <table:table-cell/>
          <table:table-cell office:value-type="string" calcext:value-type="string">
            <text:p>UK ​ <text:s/>/wɜːr/ /wər/ US ​ <text:s/>/wɝː/ /wɚ/</text:p>
          </table:table-cell>
          <table:table-cell table:number-columns-repeated="1018"/>
        </table:table-row>
        <table:table-row table:style-name="ro14">
          <table:table-cell table:number-columns-repeated="3"/>
          <table:table-cell table:style-name="ce18" office:value-type="string" calcext:value-type="string">
            <text:p>whirl </text:p>
          </table:table-cell>
          <table:table-cell/>
          <table:table-cell office:value-type="string" calcext:value-type="string">
            <text:p>UK ​ <text:s/>/wɜːl/ US ​ <text:s/>/wɝːl/</text:p>
          </table:table-cell>
          <table:table-cell table:style-name="ce3" office:value-type="string" calcext:value-type="string">
            <text:p>He <text:a xlink:href="https://dictionary.cambridge.org/dictionary/english/step" xlink:type="simple">stepped</text:a> out into the <text:a xlink:href="https://dictionary.cambridge.org/dictionary/english/night" xlink:type="simple">night</text:a> and the whirling <text:a xlink:href="https://dictionary.cambridge.org/dictionary/english/snow" xlink:type="simple">snow</text:a>. She saw a mass of bodies whirling around on the dance floor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orld</text:p>
          </table:table-cell>
          <table:table-cell/>
          <table:table-cell table:style-name="ce3" office:value-type="string" calcext:value-type="string">
            <text:p>UK ​ /wɜːld/ US ​ /wɝːld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4e01 Hot to the touch</text:p>
          </table:table-cell>
          <table:table-cell table:style-name="ce9" office:value-type="date" office:date-value="2018-03-20" calcext:value-type="date">
            <text:p>20.03.2018</text:p>
          </table:table-cell>
          <table:table-cell office:value-type="string" calcext:value-type="string">
            <text:p>to peep </text:p>
          </table:table-cell>
          <table:table-cell office:value-type="string" calcext:value-type="string">
            <text:p>zerknąć</text:p>
          </table:table-cell>
          <table:table-cell/>
          <table:table-cell table:style-name="ce3" office:value-type="string" calcext:value-type="string">
            <text:p> I peeped beyond her burning gaze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chciałam transkrypt z 14 odc)</text:p>
          </table:table-cell>
          <table:table-cell/>
          <table:table-cell office:value-type="string" calcext:value-type="string">
            <text:p>ambush </text:p>
          </table:table-cell>
          <table:table-cell office:value-type="string" calcext:value-type="string">
            <text:p>zasadz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 ambush</text:p>
          </table:table-cell>
          <table:table-cell office:value-type="string" calcext:value-type="string">
            <text:p>zaczaić się</text:p>
          </table:table-cell>
          <table:table-cell/>
          <table:table-cell table:style-name="ce3" office:value-type="string" calcext:value-type="string">
            <text:p><text:s/>I am ambushing you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to torment </text:p>
          </table:table-cell>
          <table:table-cell office:value-type="string" calcext:value-type="string">
            <text:p>dręczyć</text:p>
          </table:table-cell>
          <table:table-cell/>
          <table:table-cell table:style-name="ce3" office:value-type="string" calcext:value-type="string">
            <text:p>Why do you torment me?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impede</text:p>
          </table:table-cell>
          <table:table-cell office:value-type="string" calcext:value-type="string">
            <text:p>utrudniać, wstrzymać</text:p>
          </table:table-cell>
          <table:table-cell/>
          <table:table-cell table:style-name="ce3" office:value-type="string" calcext:value-type="string">
            <text:p>You're trying to impede me </text:p>
          </table:table-cell>
          <table:table-cell office:value-type="string" calcext:value-type="string">
            <text:p>próbujesz mnie powstrzymać</text:p>
          </table:table-cell>
          <table:table-cell table:number-columns-repeated="1016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óżne" table:style-name="ta1">
        <office:forms form:automatic-focus="false" form:apply-design-mode="false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5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w zdaniu po pl</text:p>
          </table:table-cell>
          <table:table-cell office:value-type="string" calcext:value-type="string">
            <text:p>znaczenie po ang wytłumaczo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5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5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5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5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5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Shokugeki no Souma Episode 1</text:p>
          </table:table-cell>
          <table:table-cell table:style-name="ce51" office:value-type="date" office:date-value="2017-12-12" calcext:value-type="date">
            <text:p>12.12.2017</text:p>
          </table:table-cell>
          <table:table-cell office:value-type="string" calcext:value-type="string">
            <text:p>devastatingly</text:p>
          </table:table-cell>
          <table:table-cell office:value-type="string" calcext:value-type="string">
            <text:p>niesamowicie </text:p>
          </table:table-cell>
          <table:table-cell office:value-type="string" calcext:value-type="string">
            <text:p>/ˈdev.ə.steɪ.tɪŋ/ US ​ /ˈdev.ə.steɪ.t̬ɪŋ/</text:p>
          </table:table-cell>
          <table:table-cell office:value-type="string" calcext:value-type="string">
            <text:p>devastatingly funny/handsome</text:p>
            <text:p>they're a devastatingly bad ma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quid</text:p>
          </table:table-cell>
          <table:table-cell office:value-type="string" calcext:value-type="string">
            <text:p>kałamarnica, mątwa</text:p>
          </table:table-cell>
          <table:table-cell table:style-name="ce53" office:value-type="string" calcext:value-type="string">
            <text:p>/skwɪd 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 calcext:value-type="string">
            <text:p>dig in </text:p>
          </table:table-cell>
          <table:table-cell office:value-type="string" calcext:value-type="string">
            <text:p>zaczynać (jeść coś)</text:p>
          </table:table-cell>
          <table:table-cell office:value-type="string" calcext:value-type="string">
            <text:p>/dɪɡ</text:p>
          </table:table-cell>
          <table:table-cell office:value-type="string" calcext:value-type="string">
            <text:p>Dig in!</text:p>
            <text:p> Dig in, there's plenty for everyone.</text:p>
            <text:p>The food's getting cold - dig in!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decent</text:p>
          </table:table-cell>
          <table:table-cell office:value-type="string" calcext:value-type="string">
            <text:p>przyzwoity, porządny</text:p>
          </table:table-cell>
          <table:table-cell table:style-name="ce53" office:value-type="string" calcext:value-type="string">
            <text:p>/ˈdiː.sənt/ </text:p>
          </table:table-cell>
          <table:table-cell office:value-type="string" calcext:value-type="string">
            <text:p>He earns a decent salary.</text:p>
            <text:p>She should do the decent thing and apologize.</text:p>
            <text:p/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burglar</text:p>
          </table:table-cell>
          <table:table-cell office:value-type="string" calcext:value-type="string">
            <text:p>włamywacz</text:p>
          </table:table-cell>
          <table:table-cell table:style-name="ce53" office:value-type="string" calcext:value-type="string">
            <text:p>/ˈbɜː.ɡlər/ US ​ /ˈbɝː.ɡlɚ/ </text:p>
          </table:table-cell>
          <table:table-cell office:value-type="string" calcext:value-type="string">
            <text:p>It was brave of you to chase after the burglar.</text:p>
            <text:p>The burglars disabled the alarm and used a glass cutter to break into the house.</text:p>
            <text:p>The burglars have been arrested but the jewellery is still missing.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Daily 6 ep</text:p>
          </table:table-cell>
          <table:table-cell table:style-name="ce5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 table:number-columns-repeated="2"/>
        </table:table-row>
        <table:table-row table:style-name="ro11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 table:number-columns-repeated="2"/>
        </table:table-row>
        <table:table-row table:style-name="ro11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aily 7 ep</text:p>
          </table:table-cell>
          <table:table-cell table:style-name="ce5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ysic Messenger</text:p>
          </table:table-cell>
          <table:table-cell table:style-name="ce5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 neta nauka</text:p>
          </table:table-cell>
          <table:table-cell table:style-name="ce51" office:value-type="date" office:date-value="2018-05-07" calcext:value-type="date">
            <text:p>7.05.2018</text:p>
          </table:table-cell>
          <table:table-cell office:value-type="string" calcext:value-type="string">
            <text:p>awe</text:p>
          </table:table-cell>
          <table:table-cell table:style-name="ce53" office:value-type="string" calcext:value-type="string">
            <text:p>Respekt, trwoga</text:p>
          </table:table-cell>
          <table:table-cell office:value-type="string" calcext:value-type="string">
            <text:p>UK ​ /ɔː/ US ​ /ɑː/ </text:p>
          </table:table-cell>
          <table:table-cell office:value-type="string" calcext:value-type="string">
            <text:p>free way to infuse some wonder and awe into your regular routine.</text:p>
          </table:table-cell>
          <table:table-cell/>
          <table:table-cell office:value-type="string" calcext:value-type="string">
            <text:p>a feeling of great respect sometimes mixed with fear or surpri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use</text:p>
          </table:table-cell>
          <table:table-cell office:value-type="string" calcext:value-type="string">
            <text:p>napełnić, zaparzyć</text:p>
          </table:table-cell>
          <table:table-cell table:style-name="ce53" office:value-type="string" calcext:value-type="string">
            <text:p>/ɪnˈfjuːz/ </text:p>
          </table:table-cell>
          <table:table-cell table:style-name="ce53" office:value-type="string" calcext:value-type="string">
            <text:p>The <text:a xlink:href="https://dictionary.cambridge.org/dictionary/english/arrival" xlink:type="simple">arrival</text:a> of a <text:a xlink:href="https://dictionary.cambridge.org/dictionary/english/group" xlink:type="simple">group</text:a> of <text:a xlink:href="https://dictionary.cambridge.org/dictionary/english/friend" xlink:type="simple">friends</text:a> on <text:a xlink:href="https://dictionary.cambridge.org/dictionary/english/saturday" xlink:type="simple">Saturday</text:a> infused new <text:a xlink:href="https://dictionary.cambridge.org/dictionary/english/life" xlink:type="simple">life</text:a> into the <text:a xlink:href="https://dictionary.cambridge.org/dictionary/english/weekend" xlink:type="simple">weekend</text:a>.</text:p>
          </table:table-cell>
          <table:table-cell/>
          <table:table-cell table:style-name="ce53" office:value-type="string" calcext:value-type="string">
            <text:p> to <text:a xlink:href="https://dictionary.cambridge.org/dictionary/english/fill" xlink:type="simple">fill</text:a> someone or something with an <text:a xlink:href="https://dictionary.cambridge.org/dictionary/english/emotion" xlink:type="simple">emotion</text:a> or <text:a xlink:href="https://dictionary.cambridge.org/dictionary/english/quality" xlink:type="simple">quality</text:a>: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range ep 1</text:p>
          </table:table-cell>
          <table:table-cell table:style-name="ce51" office:value-type="date" office:date-value="2018-05-07" calcext:value-type="date">
            <text:p>7.05.2018</text:p>
          </table:table-cell>
          <table:table-cell table:number-columns-repeated="3"/>
          <table:table-cell office:value-type="string" calcext:value-type="string">
            <text:p>I have so many regre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sleept</text:p>
          </table:table-cell>
          <table:table-cell office:value-type="string" calcext:value-type="string">
            <text:p>zaspać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t’s get to know each other!</text:p>
          </table:table-cell>
          <table:table-cell office:value-type="string" calcext:value-type="string">
            <text:p>poznajmy się!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ure</text:p>
          </table:table-cell>
          <table:table-cell office:value-type="string" calcext:value-type="string">
            <text:p>znieść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t's go shopping on the way home</text:p>
          </table:table-cell>
          <table:table-cell office:value-type="string" calcext:value-type="string">
            <text:p>zróbmy zakupy po drodze do domu</text:p>
          </table:table-cell>
          <table:table-cell/>
        </table:table-row>
      </table:table>
      <table:table table:name="Po cudzemu" table:style-name="ta1"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"/>
        <table:table-column table:style-name="co2" table:default-cell-style-name="Default"/>
        <table:table-column table:style-name="co26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/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table:style-name="Default"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#107</text:p>
          </table:table-cell>
          <table:table-cell table:style-name="ce1" office:value-type="date" office:date-value="2017-11-15" calcext:value-type="date">
            <text:p>15.11.2017</text:p>
          </table:table-cell>
          <table:table-cell table:style-name="ce1"/>
          <table:table-cell office:value-type="string" calcext:value-type="string">
            <text:p>doubt </text:p>
          </table:table-cell>
          <table:table-cell office:value-type="string" calcext:value-type="string">
            <text:p>wątpić</text:p>
          </table:table-cell>
          <table:table-cell office:value-type="string" calcext:value-type="string">
            <text:p>/daʊt/ 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#109</text:p>
          </table:table-cell>
          <table:table-cell table:style-name="ce1" office:value-type="date" office:date-value="2017-11-29" calcext:value-type="date">
            <text:p>29.11.2017</text:p>
          </table:table-cell>
          <table:table-cell table:style-name="ce1"/>
          <table:table-cell office:value-type="string" calcext:value-type="string">
            <text:p>actually</text:p>
          </table:table-cell>
          <table:table-cell office:value-type="string" calcext:value-type="string">
            <text:p>Tak właściwie, tak naprawdę</text:p>
            <text:p/>
          </table:table-cell>
          <table:table-cell office:value-type="string" calcext:value-type="string">
            <text:p>UK ​ /ˈæk.tʃu.ə.li/ US ​ /ˈæk.tʃu.ə.li/ </text:p>
          </table:table-cell>
          <table:table-cell/>
          <table:table-cell office:value-type="string" calcext:value-type="string">
            <text:p>można różnie czytać, US ˈæk.ʃu.l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currently</text:p>
          </table:table-cell>
          <table:table-cell office:value-type="string" calcext:value-type="string">
            <text:p>aktualnie </text:p>
          </table:table-cell>
          <table:table-cell office:value-type="string" calcext:value-type="string">
            <text:p><text:s/>UK ​ /ˈkʌrəntli/  US ​ /ˈkɜr·ənt·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123</text:p>
          </table:table-cell>
          <table:table-cell table:style-name="ce1" office:value-type="date" office:date-value="2018-03-21" calcext:value-type="date">
            <text:p>21.03.2018</text:p>
          </table:table-cell>
          <table:table-cell table:style-name="ce1"/>
          <table:table-cell office:value-type="string" calcext:value-type="string">
            <text:p><text:s/>Ultimate</text:p>
          </table:table-cell>
          <table:table-cell office:value-type="string" calcext:value-type="string">
            <text:p>ostateczny</text:p>
          </table:table-cell>
          <table:table-cell table:style-name="ce31" office:value-type="string" calcext:value-type="string">
            <text:p>/ˈʌl.tɪ.mət/  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3" office:value-type="string" calcext:value-type="string">
            <text:p>intimate </text:p>
          </table:table-cell>
          <table:table-cell office:value-type="string" calcext:value-type="string">
            <text:p>intymny</text:p>
          </table:table-cell>
          <table:table-cell table:style-name="ce31" office:value-type="string" calcext:value-type="string">
            <text:p>UK ​ /ˈɪn.tɪ.mət/ US ​ /ˈɪn.t̬ə.m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prawowity, „legitnie”</text:p>
          </table:table-cell>
          <table:table-cell office:value-type="string" calcext:value-type="string">
            <text:p>UK ​ /ləˈdʒɪt.ə.mət/ US ​ /ləˈdʒɪt̬.ə.m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to duplicate</text:p>
          </table:table-cell>
          <table:table-cell office:value-type="string" calcext:value-type="string">
            <text:p>duplikować</text:p>
          </table:table-cell>
          <table:table-cell table:style-name="ce31" office:value-type="string" calcext:value-type="string">
            <text:p>UK ​ /ˈdʒuː.plɪ.keɪt/ US ​ /ˈduː.plə.keɪt/ </text:p>
          </table:table-cell>
          <table:table-cell/>
          <table:table-cell office:value-type="string" calcext:value-type="string">
            <text:p>Przymiotniki, rzeczowniki, zakończone na „ate” czytamy „ejt”,rzeczowniki „et”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duplicate</text:p>
          </table:table-cell>
          <table:table-cell office:value-type="string" calcext:value-type="string">
            <text:p>zapasowy, skopiowany</text:p>
          </table:table-cell>
          <table:table-cell office:value-type="string" calcext:value-type="string">
            <text:p>UK ​ /ˈdʒuː.plɪ.kət/ US ​ /ˈduː.plə.k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estimate </text:p>
          </table:table-cell>
          <table:table-cell office:value-type="string" calcext:value-type="string">
            <text:p>estymowany</text:p>
          </table:table-cell>
          <table:table-cell office:value-type="string" calcext:value-type="string">
            <text:p>UK ​ /ˈes.tɪ.mət/ US ​ /ˈes.tə.mət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table:style-name="ce3" office:value-type="string" calcext:value-type="string">
            <text:p>estimate </text:p>
          </table:table-cell>
          <table:table-cell table:style-name="ce3" office:value-type="string" calcext:value-type="string">
            <text:p>estymować</text:p>
          </table:table-cell>
          <table:table-cell table:style-name="ce7" office:value-type="string" calcext:value-type="string">
            <text:p>UK ​ /ˈes.tɪ.meɪt/ US ​ /ˈes.tə.meɪt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template </text:p>
          </table:table-cell>
          <table:table-cell office:value-type="string" calcext:value-type="string">
            <text:p>wzór</text:p>
          </table:table-cell>
          <table:table-cell table:style-name="Default" office:value-type="string" calcext:value-type="string">
            <text:p>/ˈtem.pleɪt/</text:p>
          </table:table-cell>
          <table:table-cell/>
          <table:table-cell office:value-type="string" calcext:value-type="string">
            <text:p>częściej /ˈtem.plet/</text:p>
          </table:table-cell>
        </table:table-row>
      </table:table>
      <table:table table:name="Utsoro no haku to zero" table:style-name="ta1">
        <table:table-column table:style-name="co2" table:number-columns-repeated="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2" table:number-columns-repeated="1017" table:default-cell-style-name="ce3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5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 table:number-columns-repeated="1017"/>
        </table:table-row>
        <table:table-row table:style-name="ro5">
          <table:table-cell/>
          <table:table-cell table:style-name="ce33" office:value-type="string" calcext:value-type="string">
            <text:p>Utsoro no haku to zero</text:p>
          </table:table-cell>
          <table:table-cell table:style-name="ce34" office:value-type="date" office:date-value="2017-11-26" calcext:value-type="date">
            <text:p>26.11.2017</text:p>
          </table:table-cell>
          <table:table-cell table:style-name="ce35" office:value-type="string" calcext:value-type="string">
            <text:p>retrieve</text:p>
          </table:table-cell>
          <table:table-cell office:value-type="string" calcext:value-type="string">
            <text:p>odzyskać</text:p>
          </table:table-cell>
          <table:table-cell table:style-name="ce33" office:value-type="string" calcext:value-type="string">
            <text:p>/rɪˈtriːv/ </text:p>
          </table:table-cell>
          <table:table-cell table:style-name="ce33" office:value-type="string" calcext:value-type="string">
            <text:p>I just can't find any clues to help me retrieve these memories </text:p>
          </table:table-cell>
          <table:table-cell table:number-columns-repeated="1017"/>
        </table:table-row>
        <table:table-row table:style-name="ro15">
          <table:table-cell table:number-columns-repeated="3"/>
          <table:table-cell table:style-name="ce36" office:value-type="string" calcext:value-type="string">
            <text:p>calmly </text:p>
          </table:table-cell>
          <table:table-cell/>
          <table:table-cell table:style-name="ce33"/>
          <table:table-cell table:style-name="ce33" office:value-type="string" calcext:value-type="string">
            <text:p>The face of the person who calmly asked me that question, was continuously morphing into new and different faces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5" office:value-type="string" calcext:value-type="string">
            <text:p>to morph </text:p>
          </table:table-cell>
          <table:table-cell office:value-type="string" calcext:value-type="string">
            <text:p>płynnie przechodzić z jednego obrazu w drugi 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subconscious </text:p>
          </table:table-cell>
          <table:table-cell office:value-type="string" calcext:value-type="string">
            <text:p>podświadomy</text:p>
          </table:table-cell>
          <table:table-cell table:style-name="ce33" office:value-type="string" calcext:value-type="string">
            <text:p>/sʌbˈkɒnʃəs/ </text:p>
          </table:table-cell>
          <table:table-cell table:style-name="ce33"/>
          <table:table-cell table:number-columns-repeated="1017"/>
        </table:table-row>
        <table:table-row table:style-name="ro5">
          <table:table-cell table:number-columns-repeated="3"/>
          <table:table-cell table:style-name="ce36" office:value-type="string" calcext:value-type="string">
            <text:p>grasp </text:p>
          </table:table-cell>
          <table:table-cell office:value-type="string" calcext:value-type="string">
            <text:p>chwycić, zrozumieć </text:p>
          </table:table-cell>
          <table:table-cell table:style-name="ce33" office:value-type="string" calcext:value-type="string">
            <text:p>UK ​ /ɡrɑːsp/ US ​ /ɡræsp/ </text:p>
          </table:table-cell>
          <table:table-cell office:value-type="string" calcext:value-type="string">
            <text:p>I couldn't grasp the features of …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5" office:value-type="string" calcext:value-type="string">
            <text:p>precise</text:p>
          </table:table-cell>
          <table:table-cell office:value-type="string" calcext:value-type="string">
            <text:p>dokładny, precyzyjny</text:p>
          </table:table-cell>
          <table:table-cell table:style-name="ce33" office:value-type="string" calcext:value-type="string">
            <text:p>UK ​ /prɪˈsaɪs/ US ​ /prəˈsaɪs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36" office:value-type="string" calcext:value-type="string">
            <text:p>To squint</text:p>
          </table:table-cell>
          <table:table-cell office:value-type="string" calcext:value-type="string">
            <text:p>mrużyć oczy</text:p>
          </table:table-cell>
          <table:table-cell table:style-name="ce33" office:value-type="string" calcext:value-type="string">
            <text:p>/skwɪnt/ </text:p>
          </table:table-cell>
          <table:table-cell table:style-name="ce33" office:value-type="string" calcext:value-type="string">
            <text:p>I squinted at the box.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6" office:value-type="string" calcext:value-type="string">
            <text:p>exuded </text:p>
          </table:table-cell>
          <table:table-cell office:value-type="string" calcext:value-type="string">
            <text:p>wyrażać</text:p>
          </table:table-cell>
          <table:table-cell table:style-name="ce33" office:value-type="string" calcext:value-type="string">
            <text:p>UK ​ /ɪɡˈzjuːd/ US ​ /ɪɡˈzuːd/ 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36" office:value-type="string" calcext:value-type="string">
            <text:p>half-hearted</text:p>
          </table:table-cell>
          <table:table-cell office:value-type="string" calcext:value-type="string">
            <text:p>bez przekonania</text:p>
          </table:table-cell>
          <table:table-cell table:style-name="ce33" office:value-type="string" calcext:value-type="string">
            <text:p> UK ​ /ˌhɑːfˈhɑː.tɪd/ US ​ /ˌhæfˈhɑːr.t̬ɪd/ </text:p>
          </table:table-cell>
          <table:table-cell table:style-name="ce33" office:value-type="string" calcext:value-type="string">
            <text:p>I didn't really understand what he (she) was trying to say, but I nodded halfheartedly nonetheless </text:p>
          </table:table-cell>
          <table:table-cell table:number-columns-repeated="1017"/>
        </table:table-row>
        <table:table-row table:style-name="ro15">
          <table:table-cell table:number-columns-repeated="3"/>
          <table:table-cell table:style-name="ce36" office:value-type="string" calcext:value-type="string">
            <text:p>nonetheless </text:p>
          </table:table-cell>
          <table:table-cell office:value-type="string" calcext:value-type="string">
            <text:p>nie mniej jednak, pomimo to</text:p>
          </table:table-cell>
          <table:table-cell table:style-name="ce33" office:value-type="string" calcext:value-type="string">
            <text:p>UK ​ /ˌnʌn.ðəˈles/ US ​ /ˌnʌn.ðəˈles 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s " table:style-name="ta1">
        <table:table-column table:style-name="co2" table:number-columns-repeated="3" table:default-cell-style-name="ce37"/>
        <table:table-column table:style-name="co31" table:default-cell-style-name="ce37"/>
        <table:table-column table:style-name="co32" table:default-cell-style-name="ce37"/>
        <table:table-column table:style-name="co2" table:default-cell-style-name="ce37"/>
        <table:table-column table:style-name="co33" table:default-cell-style-name="ce37"/>
        <table:table-column table:style-name="co2" table:number-columns-repeated="1017" table:default-cell-style-name="ce3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9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8" office:value-type="date" office:date-value="2017-12-19" calcext:value-type="date">
            <text:p>19.12.2017</text:p>
          </table:table-cell>
          <table:table-cell table:style-name="ce40" office:value-type="string" calcext:value-type="string">
            <text:p>Absent-Minded </text:p>
          </table:table-cell>
          <table:table-cell office:value-type="string" calcext:value-type="string">
            <text:p>roztrzep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okworm</text:p>
          </table:table-cell>
          <table:table-cell office:value-type="string" calcext:value-type="string">
            <text:p>mól książkow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Eccentric </text:p>
          </table:table-cell>
          <table:table-cell office:value-type="string" calcext:value-type="string">
            <text:p>ekscentryczn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Gatherer </text:p>
          </table:table-cell>
          <table:table-cell office:value-type="string" calcext:value-type="string">
            <text:p>zbieracz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Green Thumb </text:p>
          </table:table-cell>
          <table:table-cell office:value-type="string" calcext:value-type="string">
            <text:p>ręka do kwiatów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Unstable </text:p>
          </table:table-cell>
          <table:table-cell office:value-type="string" calcext:value-type="string">
            <text:p>niezrównoważon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<text:s/>Nurturing</text:p>
          </table:table-cell>
          <table:table-cell office:value-type="string" calcext:value-type="string">
            <text:p>opiekuńczy, pielęgnujący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41" office:value-type="string" calcext:value-type="string">
            <text:p>Perceptive </text:p>
          </table:table-cell>
          <table:table-cell office:value-type="string" calcext:value-type="string">
            <text:p>spostrzegawczy</text:p>
          </table:table-cell>
          <table:table-cell table:style-name="ce3" office:value-type="string" calcext:value-type="string">
            <text:p>UK ​ /pəˈsep.tɪv/ US ​ /pɚˈsep.tɪv/ </text:p>
          </table:table-cell>
          <table:table-cell table:style-name="ce43" office:value-type="string" calcext:value-type="string">
            <text:p>Her books are full of perceptive insights into the human condi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Hydrophobic </text:p>
          </table:table-cell>
          <table:table-cell office:value-type="string" calcext:value-type="string">
            <text:p>boi się wod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Couch Potato </text:p>
          </table:table-cell>
          <table:table-cell office:value-type="string" calcext:value-type="string">
            <text:p>leniuc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Slob </text:p>
          </table:table-cell>
          <table:table-cell office:value-type="string" calcext:value-type="string">
            <text:p>niechluj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Light Sleeper </text:p>
          </table:table-cell>
          <table:table-cell office:value-type="string" calcext:value-type="string">
            <text:p>niespokojny s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lumsy </text:p>
          </table:table-cell>
          <table:table-cell office:value-type="string" calcext:value-type="string">
            <text:p>niezdar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Athletic </text:p>
          </table:table-cell>
          <table:table-cell office:value-type="string" calcext:value-type="string">
            <text:p>sprawny fizyczni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eavy Sleeper </text:p>
          </table:table-cell>
          <table:table-cell office:value-type="string" calcext:value-type="string">
            <text:p>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ob</text:p>
          </table:table-cell>
          <table:table-cell office:value-type="string" calcext:value-type="string">
            <text:p>arog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arty Animal</text:p>
          </table:table-cell>
          <table:table-cell office:value-type="string" calcext:value-type="string">
            <text:p>imprezowicz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Dramatic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resistible</text:p>
          </table:table-cell>
          <table:table-cell office:value-type="string" calcext:value-type="string">
            <text:p>nieodpar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appropriate</text:p>
          </table:table-cell>
          <table:table-cell office:value-type="string" calcext:value-type="string">
            <text:p>nieokrzes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cially awkward</text:p>
          </table:table-cell>
          <table:table-cell office:value-type="string" calcext:value-type="string">
            <text:p>niezręczny towarzysko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och</text:p>
          </table:table-cell>
          <table:table-cell office:value-type="string" calcext:value-type="string">
            <text:p>pasożyt</text:p>
          </table:table-cell>
          <table:table-cell table:style-name="ce3" office:value-type="string" calcext:value-type="string">
            <text:p>/muːtʃ/ </text:p>
          </table:table-cell>
          <table:table-cell office:value-type="string" calcext:value-type="string">
            <text:p>You're old enough to get a job and stop mooching off your family.</text:p>
            <text:p>He mooched a few beers from me as we watched the game.</text:p>
            <text:p>I'm going for a mooch round the shops (= to look at what is there, not to buy a particular thing)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Proper </text:p>
          </table:table-cell>
          <table:table-cell office:value-type="string" calcext:value-type="string">
            <text:p>stosow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moozer</text:p>
          </table:table-cell>
          <table:table-cell office:value-type="string" calcext:value-type="string">
            <text:p>wygad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<text:s/>Commitment Issues</text:p>
          </table:table-cell>
          <table:table-cell office:value-type="string" calcext:value-type="string">
            <text:p>problemy z zaangażowanie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Brooding</text:p>
          </table:table-cell>
          <table:table-cell office:value-type="string" calcext:value-type="string">
            <text:p>zadum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ot-Headed</text:p>
          </table:table-cell>
          <table:table-cell office:value-type="string" calcext:value-type="string">
            <text:p>impulsywny, narw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questrian</text:p>
          </table:table-cell>
          <table:table-cell office:value-type="string" calcext:value-type="string">
            <text:p>jeździ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2" office:value-type="string" calcext:value-type="string">
            <text:p>Night Owl</text:p>
          </table:table-cell>
          <table:table-cell office:value-type="string" calcext:value-type="string">
            <text:p>nocny mar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rugal</text:p>
          </table:table-cell>
          <table:table-cell office:value-type="string" calcext:value-type="string">
            <text:p>oszczęd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dventurous</text:p>
          </table:table-cell>
          <table:table-cell office:value-type="string" calcext:value-type="string">
            <text:p>poszukiwacz przygó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orkaholic</text:p>
          </table:table-cell>
          <table:table-cell office:value-type="string" calcext:value-type="string">
            <text:p>pracuś, pracoholi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ver-Emotional</text:p>
          </table:table-cell>
          <table:table-cell office:value-type="string" calcext:value-type="string">
            <text:p>przewrażliwio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edevil</text:p>
          </table:table-cell>
          <table:table-cell office:value-type="string" calcext:value-type="string">
            <text:p>śmiał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ain</text:p>
          </table:table-cell>
          <table:table-cell office:value-type="string" calcext:value-type="string">
            <text:p>próżny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iarska" table:style-name="ta1">
        <table:table-column table:style-name="co2" table:number-columns-repeated="2" table:default-cell-style-name="ce44"/>
        <table:table-column table:style-name="co34" table:default-cell-style-name="ce44"/>
        <table:table-column table:style-name="co2" table:number-columns-repeated="1021" table:default-cell-style-name="ce4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nch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ubiquitous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nuisance - kłopot/ utrapienie np. I'll just be a nuisance if I stay.﻿ODPOWIEDZ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half-hearted - bez przekonania np. I didn't really understand what he (she) was trying to say, but I nodded halfheartedly nonetheless (z Utsoro no haku to zero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Słówko na dziś to squint - mrużyć oczy np. The sun was shining straight in her eyes and made her squint. 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to sneak out - wymknąć się :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Encourage - zachęcać. They've always encouraged me in everything I've wanted to do.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 calcext:value-type="string">
            <text:p>booger - glut np. What are these boogers for, anyway?﻿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 calcext:value-type="string">
            <text:p><text:s/>Verge - skraj np. I'm on the verge of death!﻿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self-esteen - poczucie własnej wartości, will-o-wisp - mrzonka :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27</text:p>
          </table:table-cell>
          <table:table-cell/>
          <table:table-cell office:value-type="string" calcext:value-type="string">
            <text:p>dig in <text:s/>- zaczynać (jeść coś) np. The food's getting cold - dig in!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#28</text:p>
          </table:table-cell>
          <table:table-cell table:style-name="ce45" office:value-type="date" office:date-value="2017-12-13" calcext:value-type="date">
            <text:p>13.12.2017</text:p>
          </table:table-cell>
          <table:table-cell office:value-type="string" calcext:value-type="string">
            <text:p>grievous - poważny, ciężki np. Her death is a grievous loss to the whole of the community. Grievous wounds﻿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#25</text:p>
          </table:table-cell>
          <table:table-cell/>
          <table:table-cell table:style-name="ce3" office:value-type="string" calcext:value-type="string">
            <text:p>coming undone z piosenki Korna - Coming Undone. Kiedyś nie rozumiałam tego sformułowania, ale znaczy to "idę na dno/ staczam się" . Sam idiom może oznaczać odpiąć się, ale to nie ma sensu w tym kontekście :P Fragment tekstu: "Wait, I'm coming undone Irate, I'm coming undone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6</text:p>
          </table:table-cell>
          <table:table-cell/>
          <table:table-cell table:style-name="ce3" office:value-type="string" calcext:value-type="string">
            <text:p>get along (with) - dogadywać się, radzić sobie z czymś np. I don't really get along with my sister's husband. I wonder how Michael's getting along in his new job?﻿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2</text:p>
          </table:table-cell>
          <table:table-cell/>
          <table:table-cell table:style-name="ce3" office:value-type="string" calcext:value-type="string">
            <text:p>moim słówkiem jest właśnie ubiquitous :) Pierwszy raz spotkałam się z tym słowem (przynajmniej świadomie, może wcześniej się na nie nie zwracało uwagi :P )﻿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29</text:p>
          </table:table-cell>
          <table:table-cell/>
          <table:table-cell table:style-name="ce47" office:value-type="string" calcext:value-type="string">
            <text:p>burg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2</text:p>
          </table:table-cell>
          <table:table-cell table:style-name="ce45" office:value-type="date" office:date-value="2017-12-19" calcext:value-type="date">
            <text:p>19.12.2017</text:p>
          </table:table-cell>
          <table:table-cell office:value-type="string" calcext:value-type="string">
            <text:p>Schmooze , schmooze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#33</text:p>
          </table:table-cell>
          <table:table-cell table:style-name="ce45" office:value-type="date" office:date-value="2017-12-20" calcext:value-type="date">
            <text:p>20.12.2017</text:p>
          </table:table-cell>
          <table:table-cell office:value-type="string" calcext:value-type="string">
            <text:p/>
            <text:p/>
            <text:p>Perceptive - spostrzegawczy, wnikliwy, np. Her books are full of perceptive insights into the human condi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4</text:p>
          </table:table-cell>
          <table:table-cell table:style-name="ce45" office:value-type="date" office:date-value="2017-12-21" calcext:value-type="date">
            <text:p>21.12.2017</text:p>
          </table:table-cell>
          <table:table-cell table:style-name="ce48" office:value-type="string" calcext:value-type="string">
            <text:p>Mo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5</text:p>
          </table:table-cell>
          <table:table-cell table:style-name="ce45" office:value-type="date" office:date-value="2017-12-23" calcext:value-type="date">
            <text:p>23.12.2017</text:p>
          </table:table-cell>
          <table:table-cell office:value-type="string" calcext:value-type="string">
            <text:p>I think it's a perfect opportunity for someone with commitment issues to work through the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8</text:p>
          </table:table-cell>
          <table:table-cell/>
          <table:table-cell office:value-type="string" calcext:value-type="string">
            <text:p>Daredevil- śmiałek . np. spectators watched in horror as the nineteen-year-old daredevil smashed into the ground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osenki" table:style-name="ta1"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/>
          <table:table-cell office:value-type="string" calcext:value-type="string">
            <text:p>Pentatonix – Aha!</text:p>
          </table:table-cell>
          <table:table-cell table:style-name="ce1" office:value-type="date" office:date-value="2017-12-24" calcext:value-type="date">
            <text:p>24.12.2017</text:p>
          </table:table-cell>
          <table:table-cell office:value-type="string" calcext:value-type="string">
            <text:p>bag smt up</text:p>
          </table:table-cell>
          <table:table-cell office:value-type="string" calcext:value-type="string">
            <text:p>zapakoać</text:p>
          </table:table-cell>
          <table:table-cell/>
          <table:table-cell office:value-type="string" calcext:value-type="string">
            <text:p>Go bag 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 up</text:p>
          </table:table-cell>
          <table:table-cell office:value-type="string" calcext:value-type="string">
            <text:p>zawiązać</text:p>
          </table:table-cell>
          <table:table-cell/>
          <table:table-cell table:style-name="ce3" office:value-type="string" calcext:value-type="string">
            <text:p>tie it up tigh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eat</text:p>
          </table:table-cell>
          <table:table-cell office:value-type="string" calcext:value-type="string">
            <text:p>pszeni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etotal</text:p>
          </table:table-cell>
          <table:table-cell office:value-type="string" calcext:value-type="string">
            <text:p>absytencki</text:p>
          </table:table-cell>
          <table:table-cell table:style-name="ce3" office:value-type="string" calcext:value-type="string">
            <text:p>/ˌtiːˈtəʊtəl/ 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etotaler</text:p>
          </table:table-cell>
          <table:table-cell office:value-type="string" calcext:value-type="string">
            <text:p>abstynent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Happy-clappy</text:p>
          </table:table-cell>
          <table:table-cell table:style-name="ce3" office:value-type="string" calcext:value-type="string">
            <text:p><text:a xlink:href="https://www.diki.pl/slownik-angielskiego?q=bardzo+entuzjastycznie+okazujący+wiarę" xlink:type="simple">bardzo entuzjastycznie okazujący wiarę</text:a> </text:p>
          </table:table-cell>
          <table:table-cell office:value-type="string" calcext:value-type="string">
            <text:p>hæp.iˈklæp.i/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Got you now! </text:p>
          </table:table-cell>
          <table:table-cell office:value-type="string" calcext:value-type="string">
            <text:p>teraz cię mam</text:p>
          </table:table-cell>
          <table:table-cell table:number-columns-repeated="2"/>
        </table:table-row>
        <table:table-row table:style-name="ro16">
          <table:table-cell table:number-columns-repeated="3"/>
          <table:table-cell table:style-name="ce3" office:value-type="string" calcext:value-type="string">
            <text:p>Caught you red handed </text:p>
          </table:table-cell>
          <table:table-cell office:value-type="string" calcext:value-type="string">
            <text:p>złapać na gorącym uczynku</text:p>
          </table:table-cell>
          <table:table-cell/>
          <table:table-cell office:value-type="string" calcext:value-type="string">
            <text:p>Caught you red handed in the biscuit tin!</text:p>
            <text:p/>
          </table:table-cell>
        </table:table-row>
        <table:table-row table:style-name="ro9">
          <table:table-cell table:number-columns-repeated="3"/>
          <table:table-cell table:style-name="ce3" office:value-type="string" calcext:value-type="string">
            <text:p>Cost you to keep me quiet!</text:p>
          </table:table-cell>
          <table:table-cell table:style-name="ce3" office:value-type="string" calcext:value-type="string">
            <text:p>Wykosztujesz się żebym był cicho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3" office:value-type="string" calcext:value-type="string">
            <text:p>suburbia </text:p>
          </table:table-cell>
          <table:table-cell office:value-type="string" calcext:value-type="string">
            <text:p>przedmieścia</text:p>
          </table:table-cell>
          <table:table-cell table:style-name="ce3" office:value-type="string" calcext:value-type="string">
            <text:p>UK ​ /səˈbɜː.bi.ə/ US ​ /səˈbɝː.bi.ə/ </text:p>
          </table:table-cell>
          <table:table-cell/>
        </table:table-row>
      </table:table>
      <table:table table:name="Oznaczenia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un</text:p>
          </table:table-cell>
        </table:table-row>
      </table:table>
      <table:named-expressions>
        <table:named-range table:name="340933" table:base-cell-address="$Seriale.$C$109" table:cell-range-address="$Seriale.$C$10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.00.0000</text:date>, <text:time style:data-style-name="N2" text:time-value="21:23:50.49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8-05-07T21:54:04.965000000</dc:date>
    <meta:editing-duration>P1DT11H58M49S</meta:editing-duration>
    <meta:editing-cycles>589</meta:editing-cycles>
    <meta:generator>LibreOffice/5.2.2.2$Windows_x86 LibreOffice_project/8f96e87c890bf8fa77463cd4b640a2312823f3ad</meta:generator>
    <meta:document-statistic meta:table-count="9" meta:cell-count="1521" meta:object-count="0"/>
  </office:meta>
</office:document-meta>
</file>